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20">
      <style:drawing-page-properties draw:fill="bitmap" draw:fill-image-name="a6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55556in" style:font-size-asian="0.55556in" style:font-size-complex="0.55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Palatino Linotype" fo:font-size="0.75in" style:font-size-asian="0.75in" style:font-size-complex="0.7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bitmap" draw:fill-image-name="a6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bitmap" draw:fill-image-name="a7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54">
      <style:drawing-page-properties draw:fill="bitmap" draw:fill-image-name="a7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style:font-family-asian="WenQuanYi Zen Hei" style:font-family-complex="Lohit Hindi" style:font-family-generic="swiss" style:font-pitch="variable" style:font-pitch-asian="variable" style:font-pitch-complex="variable" fo:font-size="0.33333in" style:font-size-asian="0.33333in" style:font-size-complex="0.33333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33333in" style:font-size-asian="0.33333in" style:font-size-complex="0.33333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Palatino Linotype" fo:font-size="0.61111in" style:font-size-asian="0.61111in" style:font-size-complex="0.61111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bitmap" draw:fill-image-name="a6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5">
      <style:drawing-page-properties draw:fill="bitmap" draw:fill-image-name="a6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bitmap" draw:fill-image-name="a7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bitmap" draw:fill-image-name="a6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Palatino Linotyp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Palatino Linotyp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bitmap" draw:fill-image-name="a7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10">
      <style:drawing-page-properties draw:fill="bitmap" draw:fill-image-name="a6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rial" style:font-family-generic="roman" style:font-pitch="variable" fo:font-size="0.68056in" style:font-size-asian="0.68056in" style:font-size-complex="0.680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rial" style:font-family-generic="roman" style:font-pitch="variable" fo:font-size="0.68056in" style:font-size-asian="0.68056in" style:font-size-complex="0.680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rial" style:font-family-generic="roman" style:font-pitch="variable" fo:font-size="0.68056in" style:font-size-asian="0.68056in" style:font-size-complex="0.680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rial" style:font-family-generic="roman" style:font-pitch="variable" fo:font-size="0.68056in" style:font-size-asian="0.68056in" style:font-size-complex="0.680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Palatino Linotyp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style:font-family-generic="roman" style:font-pitch="variable" fo:font-size="0.68056in" style:font-size-asian="0.68056in" style:font-size-complex="0.680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67">
      <style:drawing-page-properties draw:fill="bitmap" draw:fill-image-name="a6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Palatino Linotype" fo:font-size="0.55556in" style:font-size-asian="0.55556in" style:font-size-complex="0.55556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bitmap" draw:fill-image-name="a7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I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office:automatic-styles>
  <office:body>
    <office:presentation>
      <draw:page draw:name="Slide11" draw:style-name="a610" draw:master-page-name="Master1-Layout6-titleOnly-Title-Only" presentation:presentation-page-layout-name="Master1-PPL6" draw:id="Slide-266">
        <draw:frame draw:id="id117" presentation:style-name="a618" draw:name="Title 1" svg:x="0.5in" svg:y="-0.58119in" svg:width="9in" svg:height="6.9146in" presentation:class="title" presentation:placeholder="false">
          <draw:text-box>
            <text:p text:style-name="a617" text:class-names="" text:cond-style-name=""><text:span text:style-name="a611" text:class-names="">BIG DATA WITH HADOOP<text:line-break/><text:line-break/><text:line-break/></text:span><text:span text:style-name="a612" text:class-names="">BETTINA <text:s text:c="1"/>J</text:span><text:span text:style-name="a613" text:class-names=""><text:line-break/></text:span><text:span text:style-name="a614" text:class-names="">S181165200220</text:span><text:span text:style-name="a615" text:class-names=""><text:line-break/></text:span><text:span text:style-name="a616" text:class-names=""/></text:p>
          </draw:text-box>
          <svg:title/>
          <svg:desc/>
        </draw:frame>
      </draw:page>
      <draw:page draw:name="Slide12" draw:style-name="a620" draw:master-page-name="Master1-Layout2-obj-Title-and-Content" presentation:presentation-page-layout-name="Master1-PPL2" draw:id="Slide-267">
        <draw:frame draw:id="id118" presentation:style-name="a627" draw:name="Title 2" svg:x="0.85in" svg:y="0.44255in" svg:width="8.25in" svg:height="6.37866in" presentation:class="title" presentation:placeholder="false">
          <draw:text-box>
            <text:p text:style-name="a626" text:class-names="" text:cond-style-name=""><text:span text:style-name="a621" text:class-names="">BIG DATA</text:span><text:span text:style-name="a622" text:class-names=""><text:line-break/><text:line-break/></text:span><text:span text:style-name="a623" text:class-names="">Big Data consist of extremely large data sets that may be analysed computationally to reveal patterns, trends, and associations, especially relating to human behaviour and interactions.</text:span><text:span text:style-name="a624" text:class-names=""><text:line-break/></text:span><text:span text:style-name="a625" text:class-names=""/></text:p>
          </draw:text-box>
          <svg:title/>
          <svg:desc/>
        </draw:frame>
      </draw:page>
      <draw:page draw:name="Slide13" draw:style-name="a629" draw:master-page-name="Master1-Layout6-titleOnly-Title-Only" presentation:presentation-page-layout-name="Master1-PPL6" draw:id="Slide-268">
        <draw:frame draw:id="id119" presentation:style-name="a643" draw:name="Title 1" svg:x="0.85in" svg:y="0.60004in" svg:width="8.25in" svg:height="6.45741in" presentation:class="title" presentation:placeholder="false">
          <draw:text-box>
            <text:p text:style-name="a642" text:class-names="" text:cond-style-name=""><text:span text:style-name="a630" text:class-names=""><text:line-break/>Characteristic of <text:s text:c="1"/>Big Data:-</text:span><text:span text:style-name="a631" text:class-names=""><text:line-break/></text:span><text:span text:style-name="a632" text:class-names=""><text:line-break/>Volume</text:span><text:span text:style-name="a633" text:class-names=""> refers to the vast amounts of data generated every second.<text:line-break/><text:line-break/></text:span><text:span text:style-name="a634" text:class-names="">Velocity </text:span><text:span text:style-name="a635" text:class-names="">refers to the speed at which new data is generated and the speed at which data moves around.<text:line-break/><text:line-break/></text:span><text:span text:style-name="a636" text:class-names="">Variety</text:span><text:span text:style-name="a637" text:class-names=""> refers to the different types of data we can now use.<text:line-break/><text:line-break/></text:span><text:span text:style-name="a638" text:class-names="">Veracity</text:span><text:span text:style-name="a639" text:class-names=""> refers to the accuracy of the data</text:span><text:span text:style-name="a640" text:class-names="">.</text:span><text:span text:style-name="a641" text:class-names=""/></text:p>
          </draw:text-box>
          <svg:title/>
          <svg:desc/>
        </draw:frame>
      </draw:page>
      <draw:page draw:name="Slide20" draw:style-name="a645" draw:master-page-name="Master1-Layout6-titleOnly-Title-Only" presentation:presentation-page-layout-name="Master1-PPL6" draw:id="Slide-275">
        <draw:frame draw:id="id120" presentation:style-name="a652" draw:name="Title 1" svg:x="0.74756in" svg:y="0.52129in" svg:width="8.50488in" svg:height="6.45741in" presentation:class="title" presentation:placeholder="false">
          <draw:text-box>
            <text:p text:style-name="a651" text:class-names="" text:cond-style-name=""><text:span text:style-name="a646" text:class-names="">Hadoop Distributed File System</text:span><text:span text:style-name="a647" text:class-names=""><text:line-break/></text:span><text:span text:style-name="a648" text:class-names=""><text:line-break/></text:span><text:span text:style-name="a649" text:class-names="">HDFS is the primary distributed storage used by Hadoop applications. A HDFS cluster primarily consists of a Name Node that manages the file system metadata and Data Nodes that store the actual data. Clients contact Name Node for file metadata or file modifications and perform actual file I/O directly with the Data Nodes.<text:line-break/></text:span><text:span text:style-name="a650" text:class-names=""/></text:p>
          </draw:text-box>
          <svg:title/>
          <svg:desc/>
        </draw:frame>
      </draw:page>
      <draw:page draw:name="Slide3" draw:style-name="a654" draw:master-page-name="Master1-Layout6-titleOnly-Title-Only" presentation:presentation-page-layout-name="Master1-PPL6" draw:id="Slide-258">
        <draw:frame draw:id="id121" presentation:style-name="a665" draw:name="Title 1" svg:x="0.5in" svg:y="0.30035in" svg:width="9in" svg:height="6.75711in" presentation:class="title" presentation:placeholder="false">
          <draw:text-box>
            <text:p text:style-name="a664" text:class-names="" text:cond-style-name=""><text:span text:style-name="a655" text:class-names="">HADOOP<text:line-break/></text:span><text:span text:style-name="a656" text:class-names=""><text:line-break/></text:span><text:span text:style-name="a657" text:class-names="">Apache Hadoop is an open source framework for running applications on large<text:s text:c="1"/></text:span><text:span text:style-name="a658" text:class-names="">cluster.<text:line-break/></text:span><text:span text:style-name="a659" text:class-names=""><text:line-break/></text:span><text:span text:style-name="a660" text:class-names="">A<text:s text:c="1"/></text:span><text:span text:style-name="a661" text:class-names="">common way of avoiding data loss is through replication.</text:span><text:span text:style-name="a662" text:class-names=""><text:line-break/></text:span><text:span text:style-name="a663" text:class-names=""/></text:p>
          </draw:text-box>
          <svg:title/>
          <svg:desc/>
        </draw:frame>
      </draw:page>
      <draw:page draw:name="Slide4" draw:style-name="a667" draw:master-page-name="Master1-Layout6-titleOnly-Title-Only" presentation:presentation-page-layout-name="Master1-PPL6" draw:id="Slide-259">
        <draw:frame draw:id="id122" presentation:style-name="a693" draw:name="Title 1" svg:x="0.5in" svg:y="0.30035in" svg:width="9in" svg:height="6.75711in" presentation:class="title" presentation:placeholder="false">
          <draw:text-box>
            <text:p text:style-name="a692" text:class-names="" text:cond-style-name=""><text:span text:style-name="a668" text:class-names="">Hadoop Eco<text:s text:c="1"/></text:span><text:span text:style-name="a669" text:class-names="">Systems:-<text:line-break/></text:span><text:span text:style-name="a670" text:class-names=""><text:line-break/></text:span><text:span text:style-name="a671" text:class-names=""><text:tab/></text:span><text:span text:style-name="a672" text:class-names="">Pig</text:span><text:span text:style-name="a673" text:class-names=""><text:line-break/></text:span><text:span text:style-name="a674" text:class-names=""><text:tab/></text:span><text:span text:style-name="a675" text:class-names="">Hive</text:span><text:span text:style-name="a676" text:class-names=""><text:line-break/></text:span><text:span text:style-name="a677" text:class-names=""><text:tab/></text:span><text:span text:style-name="a678" text:class-names="">Sqoop</text:span><text:span text:style-name="a679" text:class-names=""><text:line-break/></text:span><text:span text:style-name="a680" text:class-names=""><text:tab/></text:span><text:span text:style-name="a681" text:class-names="">Flume</text:span><text:span text:style-name="a682" text:class-names=""><text:line-break/></text:span><text:span text:style-name="a683" text:class-names=""><text:tab/></text:span><text:span text:style-name="a684" text:class-names="">Hbase</text:span><text:span text:style-name="a685" text:class-names=""><text:line-break/></text:span><text:span text:style-name="a686" text:class-names=""><text:tab/></text:span><text:span text:style-name="a687" text:class-names="">Zookeeper</text:span><text:span text:style-name="a688" text:class-names=""><text:line-break/></text:span><text:span text:style-name="a689" text:class-names=""><text:tab/></text:span><text:span text:style-name="a690" text:class-names="">Oozie</text:span><text:span text:style-name="a691" text:class-names=""><text:line-break/></text:span></text:p>
          </draw:text-box>
          <svg:title/>
          <svg:desc/>
        </draw:frame>
      </draw:page>
      <draw:page draw:name="Slide15" draw:style-name="a695" draw:master-page-name="Master1-Layout2-obj-Title-and-Content" presentation:presentation-page-layout-name="Master1-PPL2" draw:id="Slide-270">
        <draw:frame draw:id="id123" presentation:style-name="a703" draw:name="Title 2" svg:x="0.82631in" svg:y="0.75754in" svg:width="8.25in" svg:height="5.98492in" presentation:class="title" presentation:placeholder="false">
          <draw:text-box>
            <text:p text:style-name="a702" text:class-names="" text:cond-style-name=""><text:span text:style-name="a696" text:class-names="">Map<text:s text:c="1"/></text:span><text:span text:style-name="a697" text:class-names="">Reduce<text:line-break/></text:span><text:span text:style-name="a698" text:class-names=""><text:line-break/></text:span><text:span text:style-name="a699" text:class-names="">A </text:span><text:span text:style-name="a700" text:class-names="">MapReduce</text:span><text:span text:style-name="a701" text:class-names=""> job usually splits the input data-set into independent chunks which are processed by the map tasks in a completely parallel manner. The framework sorts the outputs of the maps, which are then input to the reduce tasks. Typically both the input and the output of the job are stored in a file-system.<text:line-break/></text:span></text:p>
          </draw:text-box>
          <svg:title/>
          <svg:desc/>
        </draw:frame>
      </draw:page>
      <draw:page draw:name="Slide16" draw:style-name="a705" draw:master-page-name="Master1-Layout2-obj-Title-and-Content" presentation:presentation-page-layout-name="Master1-PPL2" draw:id="Slide-271">
        <draw:frame draw:id="id124" presentation:style-name="a713" draw:name="Title 2" svg:x="0.85in" svg:y="0.67879in" svg:width="8.25in" svg:height="5.98492in" presentation:class="title" presentation:placeholder="false">
          <draw:text-box>
            <text:p text:style-name="a712" text:class-names="" text:cond-style-name=""><text:span text:style-name="a706" text:class-names="">PIG<text:line-break/></text:span><text:span text:style-name="a707" text:class-names=""><text:line-break/></text:span><text:span text:style-name="a708" text:class-names="">Pig</text:span><text:span text:style-name="a709" text:class-names=""><text:s text:c="1"/>is a procedural language for developing parallel processing applications for large data sets in the Hadoop. Pig Latin is used to express data flow. Pig is an alternative to Java programming for MapReduce. Pig automatically generates MapReduce functions</text:span><text:span text:style-name="a710" text:class-names="">.</text:span><text:span text:style-name="a711" text:class-names=""/></text:p>
          </draw:text-box>
          <svg:title/>
          <svg:desc/>
        </draw:frame>
      </draw:page>
      <draw:page draw:name="Slide17" draw:style-name="a715" draw:master-page-name="Master1-Layout2-obj-Title-and-Content" presentation:presentation-page-layout-name="Master1-PPL2" draw:id="Slide-272">
        <draw:frame draw:id="id125" presentation:style-name="a725" draw:name="Title 2" svg:x="0.59006in" svg:y="0.3638in" svg:width="8.89863in" svg:height="6.14241in" presentation:class="title" presentation:placeholder="false">
          <draw:text-box>
            <text:p text:style-name="a724" text:class-names="" text:cond-style-name=""><text:span text:style-name="a716" text:class-names="">HIVE<text:line-break/></text:span><text:span text:style-name="a717" text:class-names=""><text:line-break/></text:span><text:span text:style-name="a718" text:class-names="">Hive</text:span><text:span text:style-name="a719" text:class-names=""> has three main functions: <text:line-break/>data summarization,<text:line-break/>query<text:line-break/>analysis<text:line-break/></text:span><text:span text:style-name="a720" text:class-names="">Hive</text:span><text:span text:style-name="a721" text:class-names=""><text:s text:c="1"/>automatically translates SQL-like queries into MapReduce jobs executed on </text:span><text:span text:style-name="a722" text:class-names="">Hadoop</text:span><text:span text:style-name="a723" text:class-names=""/></text:p>
          </draw:text-box>
          <svg:title/>
          <svg:desc/>
        </draw:frame>
      </draw:page>
      <draw:page draw:name="Slide18" draw:style-name="a727" draw:master-page-name="Master1-Layout2-obj-Title-and-Content" presentation:presentation-page-layout-name="Master1-PPL2" draw:id="Slide-273">
        <draw:frame draw:id="id126" presentation:style-name="a735" draw:name="Title 2" svg:x="0.82631in" svg:y="0.99379in" svg:width="8.25in" svg:height="5.19743in" presentation:class="title" presentation:placeholder="false">
          <draw:text-box>
            <text:p text:style-name="a734" text:class-names="" text:cond-style-name=""><text:span text:style-name="a728" text:class-names="">SQOOP<text:line-break/></text:span><text:span text:style-name="a729" text:class-names=""><text:line-break/></text:span><text:span text:style-name="a730" text:class-names="">Sqoop</text:span><text:span text:style-name="a731" text:class-names=""> allows easy import and export of data from structured data stores such as relational databases, enterprise data warehouses, and NoSQL<text:s text:c="1"/></text:span><text:span text:style-name="a732" text:class-names="">systems</text:span><text:span text:style-name="a733" text:class-names=""/></text:p>
          </draw:text-box>
          <svg:title/>
          <svg:desc/>
        </draw:frame>
      </draw:page>
      <draw:page draw:name="Slide14" draw:style-name="a737" draw:master-page-name="Master1-Layout2-obj-Title-and-Content" presentation:presentation-page-layout-name="Master1-PPL2" draw:id="Slide-269">
        <draw:frame draw:id="id127" presentation:style-name="a752" draw:name="Title 2" svg:x="0.74756in" svg:y="0.75754in" svg:width="8.58363in" svg:height="6.22116in" presentation:class="title" presentation:placeholder="false">
          <draw:text-box>
            <text:p text:style-name="a751" text:class-names="" text:cond-style-name=""><text:span text:style-name="a738" text:class-names="">Case Study of H1B<text:s text:c="1"/></text:span><text:span text:style-name="a739" text:class-names="">Visa<text:line-break/></text:span><text:span text:style-name="a740" text:class-names=""><text:line-break/></text:span><text:span text:style-name="a741" text:class-names="">The dataset has nearly 3 million of records</text:span><text:span text:style-name="a742" text:class-names="">.<text:line-break/></text:span><text:span text:style-name="a743" text:class-names=""><text:line-break/>The dataset is in structured form</text:span><text:span text:style-name="a744" text:class-names="">.<text:line-break/></text:span><text:span text:style-name="a745" text:class-names=""><text:line-break/></text:span><text:span text:style-name="a746" text:class-names="">The H1B is an employment-based, non-immigrant visa category for temporary foreign workers in the United States</text:span><text:span text:style-name="a747" text:class-names="">.<text:line-break/></text:span><text:span text:style-name="a748" text:class-names=""><text:line-break/>H1B visa applicants between the years 2011-2016</text:span><text:span text:style-name="a749" text:class-names="">.</text:span><text:span text:style-name="a750" text:class-names=""/></text:p>
          </draw:text-box>
          <svg:title/>
          <svg:desc/>
        </draw:frame>
      </draw:page>
      <draw:page draw:name="Slide19" draw:style-name="a754" draw:master-page-name="Master1-Layout2-obj-Title-and-Content" presentation:presentation-page-layout-name="Master1-PPL2" draw:id="Slide-274">
        <draw:frame draw:id="id128" presentation:style-name="a759" draw:name="Title 2" svg:x="0.35381in" svg:y="0.52129in" svg:width="9.05612in" svg:height="5.90617in" presentation:class="title" presentation:placeholder="false">
          <draw:text-box>
            <text:p text:style-name="a758" text:class-names="" text:cond-style-name=""><text:span text:style-name="a755" text:class-names="">Description Of The Dataset</text:span><text:span text:style-name="a756" text:class-names=""><text:line-break/><text:line-break/>CASE_STATUS- “Certified,” “Certified-Withdrawn,” Denied,” and “Withdrawn“.<text:line-break/>SOC_NAME- Occupational name.<text:line-break/>JOB_TITLE: Title of the job.<text:line-break/>FULL_TIME_POSITION: <text:s text:c="1"/>Full Time Position; <text:s text:c="1"/>Part Time Position.<text:line-break/>PREVAILING_WAGE: The prevailing wage is based on the employer’s minimum requirements for the position.<text:line-break/>YEAR: Year in which the H1B visa petition was filed.<text:line-break/>WORKSITE: City and State information. <text:line-break/>lon: longitude of the Worksite.<text:line-break/>lat: latitude of the Worksite.</text:span><text:span text:style-name="a75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5in" svg:y="1.33333in" svg:width="8.25in" svg:height="2.35417in"/>
      <presentation:placeholder presentation:object="subtitle" svg:x="2.33333in" svg:y="3.69148in" svg:width="6.75in" svg:height="0.75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2" style:display-name="Title and Content">
      <presentation:placeholder presentation:object="object" svg:x="2.33333in" svg:y="0.75in" svg:width="6.66667in" svg:height="4in"/>
      <presentation:placeholder presentation:object="title" svg:x="0.85in" svg:y="5.33333in" svg:width="8.25in" svg:height="1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3" style:display-name="Section Header">
      <presentation:placeholder presentation:object="outline" svg:x="5in" svg:y="4.66685in" svg:width="4.08333in" svg:height="0.8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presentation:placeholder presentation:object="title" svg:x="2.5in" svg:y="2.08333in" svg:width="6.6in" svg:height="2.57in"/>
    </style:presentation-page-layout>
    <style:presentation-page-layout style:name="Master1-PPL4" style:display-name="Two Content">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presentation:placeholder presentation:object="title" svg:x="0.85in" svg:y="5.33333in" svg:width="8.25in" svg:height="1in"/>
      <presentation:placeholder presentation:object="object" svg:x="1.47in" svg:y="0.72in" svg:width="3.58in" svg:height="3.75in"/>
      <presentation:placeholder presentation:object="object" svg:x="5.5in" svg:y="0.72in" svg:width="3.58in" svg:height="3.75347in"/>
    </style:presentation-page-layout>
    <style:presentation-page-layout style:name="Master1-PPL5" style:display-name="Comparison">
      <presentation:placeholder presentation:object="outline" svg:x="1.46667in" svg:y="0.72395in" svg:width="3.58in" svg:height="0.69965in"/>
      <presentation:placeholder presentation:object="object" svg:x="1.47in" svg:y="1.5in" svg:width="3.58333in" svg:height="3in"/>
      <presentation:placeholder presentation:object="outline" svg:x="5.5in" svg:y="0.72395in" svg:width="3.58in" svg:height="0.69965in"/>
      <presentation:placeholder presentation:object="object" svg:x="5.5in" svg:y="1.5in" svg:width="3.58in" svg:height="3in"/>
      <presentation:placeholder presentation:object="title" svg:x="0.85in" svg:y="5.33333in" svg:width="8.25in" svg:height="1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6" style:display-name="Title Only">
      <presentation:placeholder presentation:object="title" svg:x="0.85in" svg:y="5.33333in" svg:width="8.25in" svg:height="1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7" style:display-name="Blank">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8" style:display-name="Content with Caption">
      <presentation:placeholder presentation:object="object" svg:x="0.91667in" svg:y="0.75in" svg:width="4.75in" svg:height="3.75in"/>
      <presentation:placeholder presentation:object="outline" svg:x="6.25in" svg:y="0.75in" svg:width="2.83333in" svg:height="3.75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presentation:placeholder presentation:object="title" svg:x="0.85in" svg:y="5.33333in" svg:width="8.25in" svg:height="1in"/>
    </style:presentation-page-layout>
    <style:presentation-page-layout style:name="Master1-PPL9" style:display-name="Picture with Caption">
      <presentation:placeholder presentation:object="graphic" svg:x="1.33333in" svg:y="0.67014in" svg:width="7.33333in" svg:height="2.78542in"/>
      <presentation:placeholder presentation:object="outline" svg:x="3in" svg:y="3.7763in" svg:width="5.5in" svg:height="0.78828in"/>
      <presentation:placeholder presentation:object="title" svg:x="0.85in" svg:y="5.33333in" svg:width="8.25in" svg:height="1in"/>
      <presentation:placeholder presentation:object="date-time" svg:x="6.75in" svg:y="6.7309in" svg:width="2.33333in" svg:height="0.39931in"/>
      <presentation:placeholder presentation:object="page-number" svg:x="0.9in" svg:y="6.38889in" svg:width="2.33333in" svg:height="0.33333in"/>
      <presentation:placeholder presentation:object="footer" svg:x="0.9in" svg:y="6.7309in" svg:width="5in" svg:height="0.39931in"/>
    </style:presentation-page-layout>
    <style:presentation-page-layout style:name="Master1-PPL10" style:display-name="Title and Vertical Text">
      <presentation:placeholder presentation:object="title" svg:x="0.85in" svg:y="5.33333in" svg:width="8.25in" svg:height="1in"/>
      <presentation:placeholder presentation:object="outline" svg:x="2.33333in" svg:y="0.75in" svg:width="6.33333in" svg:height="3.83333in"/>
      <presentation:placeholder presentation:object="date-time" svg:x="6.75in" svg:y="6.7309in" svg:width="2.33333in" svg:height="0.39931in"/>
      <presentation:placeholder presentation:object="footer" svg:x="0.9in" svg:y="6.7309in" svg:width="5in" svg:height="0.39931in"/>
      <presentation:placeholder presentation:object="page-number" svg:x="0.9in" svg:y="6.38889in" svg:width="2.33333in" svg:height="0.33333in"/>
    </style:presentation-page-layout>
    <style:presentation-page-layout style:name="Master1-PPL11" style:display-name="Vertical Title and Text">
      <presentation:placeholder presentation:object="title" svg:x="0.66667in" svg:y="0.66667in" svg:width="2.33333in" svg:height="5.66667in"/>
      <presentation:placeholder presentation:object="outline" svg:x="3.16667in" svg:y="0.75in" svg:width="5.5in" svg:height="5in"/>
      <presentation:placeholder presentation:object="date-time" svg:x="6.75in" svg:y="6.7309in" svg:width="2.33333in" svg:height="0.39931in"/>
      <presentation:placeholder presentation:object="footer" svg:x="0.9in" svg:y="6.7309in" svg:width="5in" svg:height="0.39931in"/>
      <presentation:placeholder presentation:object="page-number" svg:x="0.9in" svg:y="6.38889in" svg:width="2.33333in" svg:height="0.33333in"/>
    </style:presentation-page-layout>
    <style:default-style style:family="graphic">
      <style:graphic-properties draw:fill="solid" draw:fill-color="#629dd1" draw:opacity="100%" draw:stroke="solid" svg:stroke-width="0.02083in" svg:stroke-color="#467299" svg:stroke-opacity="100%"/>
    </style:default-style>
    <draw:gradient draw:name="a190" draw:style="linear" draw:angle="0" draw:start-color="#504652" draw:end-color="#242852" draw:start-intensity="36%" draw:end-intensity="10%"/>
    <draw:gradient draw:name="a523" draw:style="radial" draw:cx="50%" draw:cy="50%" draw:start-color="#242852" draw:end-color="#c4bcc6" draw:start-intensity="0%" draw:end-intensity="8%"/>
    <draw:gradient draw:name="a418" draw:style="radial" draw:cx="50%" draw:cy="50%" draw:start-color="#242852" draw:end-color="#c4bcc6" draw:start-intensity="0%" draw:end-intensity="8%"/>
    <draw:gradient draw:name="a562" draw:style="linear" draw:angle="0" draw:start-color="#504652" draw:end-color="#242852" draw:start-intensity="36%" draw:end-intensity="10%"/>
    <draw:gradient draw:name="a156" draw:style="radial" draw:cx="50%" draw:cy="50%" draw:start-color="#242852" draw:end-color="#c4bcc6" draw:start-intensity="0%" draw:end-intensity="8%"/>
    <draw:gradient draw:name="a388" draw:style="radial" draw:cx="50%" draw:cy="50%" draw:start-color="#242852" draw:end-color="#c4bcc6" draw:start-intensity="0%" draw:end-intensity="8%"/>
    <draw:gradient draw:name="a262" draw:style="radial" draw:cx="50%" draw:cy="50%" draw:start-color="#242852" draw:end-color="#c4bcc6" draw:start-intensity="0%" draw:end-intensity="7%"/>
    <draw:gradient draw:name="a194" draw:style="radial" draw:cx="50%" draw:cy="50%" draw:start-color="#242852" draw:end-color="#c4bcc6" draw:start-intensity="0%" draw:end-intensity="7%"/>
    <draw:gradient draw:name="a101" draw:style="radial" draw:cx="50%" draw:cy="50%" draw:start-color="#242852" draw:end-color="#c4bcc6" draw:start-intensity="0%" draw:end-intensity="7%"/>
    <draw:gradient draw:name="a566" draw:style="radial" draw:cx="50%" draw:cy="50%" draw:start-color="#242852" draw:end-color="#c4bcc6" draw:start-intensity="0%" draw:end-intensity="7%"/>
    <draw:gradient draw:name="a266" draw:style="radial" draw:cx="50%" draw:cy="50%" draw:start-color="#242852" draw:end-color="#c4bcc6" draw:start-intensity="0%" draw:end-intensity="8%"/>
    <draw:gradient draw:name="a198" draw:style="radial" draw:cx="50%" draw:cy="50%" draw:start-color="#242852" draw:end-color="#c4bcc6" draw:start-intensity="0%" draw:end-intensity="8%"/>
    <draw:gradient draw:name="a511" draw:style="linear" draw:angle="0" draw:start-color="#504652" draw:end-color="#242852" draw:start-intensity="36%" draw:end-intensity="10%"/>
    <draw:gradient draw:name="a105" draw:style="radial" draw:cx="50%" draw:cy="50%" draw:start-color="#242852" draw:end-color="#c4bcc6" draw:start-intensity="0%" draw:end-intensity="8%"/>
    <draw:gradient draw:name="a406" draw:style="linear" draw:angle="0" draw:start-color="#504652" draw:end-color="#242852" draw:start-intensity="36%" draw:end-intensity="10%"/>
    <draw:gradient draw:name="a63" draw:style="radial" draw:cx="50%" draw:cy="50%" draw:start-color="#242852" draw:end-color="#c4bcc6" draw:start-intensity="0%" draw:end-intensity="8%"/>
    <draw:gradient draw:name="a376" draw:style="linear" draw:angle="0" draw:start-color="#504652" draw:end-color="#242852" draw:start-intensity="36%" draw:end-intensity="10%"/>
    <draw:gradient draw:name="a515" draw:style="radial" draw:cx="50%" draw:cy="50%" draw:start-color="#242852" draw:end-color="#c4bcc6" draw:start-intensity="0%" draw:end-intensity="7%"/>
    <draw:gradient draw:name="a109" draw:style="radial" draw:cx="50%" draw:cy="50%" draw:start-color="#242852" draw:end-color="#c4bcc6" draw:start-intensity="0%" draw:end-intensity="8%"/>
    <draw:gradient draw:name="a67" draw:style="radial" draw:cx="50%" draw:cy="50%" draw:start-color="#242852" draw:end-color="#c4bcc6" draw:start-intensity="0%" draw:end-intensity="8%"/>
    <draw:gradient draw:name="a12" draw:style="radial" draw:cx="50%" draw:cy="50%" draw:start-color="#242852" draw:end-color="#c4bcc6" draw:start-intensity="0%" draw:end-intensity="8%"/>
    <draw:gradient draw:name="a148" draw:style="linear" draw:angle="0" draw:start-color="#504652" draw:end-color="#242852" draw:start-intensity="36%" draw:end-intensity="10%"/>
    <draw:gradient draw:name="a519" draw:style="radial" draw:cx="50%" draw:cy="50%" draw:start-color="#242852" draw:end-color="#c4bcc6" draw:start-intensity="0%" draw:end-intensity="8%"/>
    <draw:gradient draw:name="a16" draw:style="radial" draw:cx="50%" draw:cy="50%" draw:start-color="#242852" draw:end-color="#c4bcc6" draw:start-intensity="0%" draw:end-intensity="8%"/>
    <draw:gradient draw:name="a258" draw:style="linear" draw:angle="0" draw:start-color="#504652" draw:end-color="#242852" draw:start-intensity="36%" draw:end-intensity="10%"/>
    <draw:gradient draw:name="a202" draw:style="radial" draw:cx="50%" draw:cy="50%" draw:start-color="#242852" draw:end-color="#c4bcc6" draw:start-intensity="0%" draw:end-intensity="8%"/>
    <draw:gradient draw:name="a55" draw:style="linear" draw:angle="0" draw:start-color="#504652" draw:end-color="#242852" draw:start-intensity="36%" draw:end-intensity="10%"/>
    <draw:gradient draw:name="a473" draw:style="radial" draw:cx="50%" draw:cy="50%" draw:start-color="#242852" draw:end-color="#c4bcc6" draw:start-intensity="0%" draw:end-intensity="8%"/>
    <draw:gradient draw:name="a59" draw:style="radial" draw:cx="50%" draw:cy="50%" draw:start-color="#242852" draw:end-color="#c4bcc6" draw:start-intensity="0%" draw:end-intensity="7%"/>
    <draw:gradient draw:name="a350" draw:style="radial" draw:cx="50%" draw:cy="50%" draw:start-color="#242852" draw:end-color="#c4bcc6" draw:start-intensity="0%" draw:end-intensity="8%"/>
    <draw:gradient draw:name="a97" draw:style="linear" draw:angle="0" draw:start-color="#504652" draw:end-color="#242852" draw:start-intensity="36%" draw:end-intensity="10%"/>
    <draw:gradient draw:name="a477" draw:style="radial" draw:cx="50%" draw:cy="50%" draw:start-color="#242852" draw:end-color="#c4bcc6" draw:start-intensity="0%" draw:end-intensity="8%"/>
    <draw:gradient draw:name="a4" draw:style="linear" draw:angle="0" draw:start-color="#504652" draw:end-color="#242852" draw:start-intensity="36%" draw:end-intensity="10%"/>
    <draw:gradient draw:name="a354" draw:style="radial" draw:cx="50%" draw:cy="50%" draw:start-color="#242852" draw:end-color="#c4bcc6" draw:start-intensity="0%" draw:end-intensity="8%"/>
    <draw:gradient draw:name="a160" draw:style="radial" draw:cx="50%" draw:cy="50%" draw:start-color="#242852" draw:end-color="#c4bcc6" draw:start-intensity="0%" draw:end-intensity="8%"/>
    <draw:gradient draw:name="a8" draw:style="radial" draw:cx="50%" draw:cy="50%" draw:start-color="#242852" draw:end-color="#c4bcc6" draw:start-intensity="0%" draw:end-intensity="7%"/>
    <draw:gradient draw:name="a570" draw:style="radial" draw:cx="50%" draw:cy="50%" draw:start-color="#242852" draw:end-color="#c4bcc6" draw:start-intensity="0%" draw:end-intensity="8%"/>
    <draw:gradient draw:name="a270" draw:style="radial" draw:cx="50%" draw:cy="50%" draw:start-color="#242852" draw:end-color="#c4bcc6" draw:start-intensity="0%" draw:end-intensity="8%"/>
    <draw:gradient draw:name="a465" draw:style="linear" draw:angle="0" draw:start-color="#504652" draw:end-color="#242852" draw:start-intensity="36%" draw:end-intensity="10%"/>
    <draw:gradient draw:name="a410" draw:style="radial" draw:cx="50%" draw:cy="50%" draw:start-color="#242852" draw:end-color="#c4bcc6" draw:start-intensity="0%" draw:end-intensity="7%"/>
    <draw:gradient draw:name="a342" draw:style="linear" draw:angle="0" draw:start-color="#504652" draw:end-color="#242852" draw:start-intensity="36%" draw:end-intensity="10%"/>
    <draw:gradient draw:name="a574" draw:style="radial" draw:cx="50%" draw:cy="50%" draw:start-color="#242852" draw:end-color="#c4bcc6" draw:start-intensity="0%" draw:end-intensity="8%"/>
    <draw:gradient draw:name="a380" draw:style="radial" draw:cx="50%" draw:cy="50%" draw:start-color="#242852" draw:end-color="#c4bcc6" draw:start-intensity="0%" draw:end-intensity="7%"/>
    <draw:gradient draw:name="a469" draw:style="radial" draw:cx="50%" draw:cy="50%" draw:start-color="#242852" draw:end-color="#c4bcc6" draw:start-intensity="0%" draw:end-intensity="7%"/>
    <draw:gradient draw:name="a414" draw:style="radial" draw:cx="50%" draw:cy="50%" draw:start-color="#242852" draw:end-color="#c4bcc6" draw:start-intensity="0%" draw:end-intensity="8%"/>
    <draw:gradient draw:name="a346" draw:style="radial" draw:cx="50%" draw:cy="50%" draw:start-color="#242852" draw:end-color="#c4bcc6" draw:start-intensity="0%" draw:end-intensity="7%"/>
    <draw:gradient draw:name="a152" draw:style="radial" draw:cx="50%" draw:cy="50%" draw:start-color="#242852" draw:end-color="#c4bcc6" draw:start-intensity="0%" draw:end-intensity="7%"/>
    <draw:gradient draw:name="a384" draw:style="radial" draw:cx="50%" draw:cy="50%" draw:start-color="#242852" draw:end-color="#c4bcc6" draw:start-intensity="0%" draw:end-intensity="8%"/>
    <draw:fill-image draw:name="a402" xlink:href="media/image1.png" xlink:show="embed" xlink:actuate="onLoad"/>
    <draw:fill-image draw:name="a704" xlink:href="media/image1.png" xlink:show="embed" xlink:actuate="onLoad"/>
    <draw:fill-image draw:name="a372" xlink:href="media/image1.png" xlink:show="embed" xlink:actuate="onLoad"/>
    <draw:fill-image draw:name="a338" xlink:href="media/image1.png" xlink:show="embed" xlink:actuate="onLoad"/>
    <draw:fill-image draw:name="a144" xlink:href="media/image1.png" xlink:show="embed" xlink:actuate="onLoad"/>
    <draw:fill-image draw:name="a254" xlink:href="media/image1.png" xlink:show="embed" xlink:actuate="onLoad"/>
    <draw:fill-image draw:name="a186" xlink:href="media/image1.png" xlink:show="embed" xlink:actuate="onLoad"/>
    <draw:fill-image draw:name="a51" xlink:href="media/image1.png" xlink:show="embed" xlink:actuate="onLoad"/>
    <draw:fill-image draw:name="a558" xlink:href="media/image1.png" xlink:show="embed" xlink:actuate="onLoad"/>
    <draw:fill-image draw:name="a628" xlink:href="media/image1.png" xlink:show="embed" xlink:actuate="onLoad"/>
    <draw:fill-image draw:name="a666" xlink:href="media/image1.png" xlink:show="embed" xlink:actuate="onLoad"/>
    <draw:fill-image draw:name="a736" xlink:href="media/image1.png" xlink:show="embed" xlink:actuate="onLoad"/>
    <draw:fill-image draw:name="a93" xlink:href="media/image1.png" xlink:show="embed" xlink:actuate="onLoad"/>
    <draw:fill-image draw:name="a0" xlink:href="media/image1.png" xlink:show="embed" xlink:actuate="onLoad"/>
    <draw:fill-image draw:name="a507" xlink:href="media/image1.png" xlink:show="embed" xlink:actuate="onLoad"/>
    <draw:fill-image draw:name="a653" xlink:href="media/image1.png" xlink:show="embed" xlink:actuate="onLoad"/>
    <draw:fill-image draw:name="a619" xlink:href="media/image1.png" xlink:show="embed" xlink:actuate="onLoad"/>
    <draw:fill-image draw:name="a461" xlink:href="media/image1.png" xlink:show="embed" xlink:actuate="onLoad"/>
    <draw:fill-image draw:name="a694" xlink:href="media/image1.png" xlink:show="embed" xlink:actuate="onLoad"/>
    <draw:fill-image draw:name="a726" xlink:href="media/image1.png" xlink:show="embed" xlink:actuate="onLoad"/>
    <draw:fill-image draw:name="a644" xlink:href="media/image1.png" xlink:show="embed" xlink:actuate="onLoad"/>
    <draw:fill-image draw:name="a714" xlink:href="media/image1.png" xlink:show="embed" xlink:actuate="onLoad"/>
    <draw:fill-image draw:name="a609" xlink:href="media/image1.png" xlink:show="embed" xlink:actuate="onLoad"/>
    <draw:fill-image draw:name="a753" xlink:href="media/image1.pn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419">
      <style:graphic-properties fo:wrap-option="wrap" fo:padding-top="0.05in" fo:padding-bottom="0.05in" fo:padding-left="0.1in" fo:padding-right="0.1in" draw:textarea-vertical-align="middle" draw:textarea-horizontal-align="center" draw:fill="gradient" draw:fill-gradient-name="a418"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gradient" draw:fill-gradient-name="a523" draw:stroke="none" draw:auto-grow-width="false" draw:auto-grow-height="fals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Palatino Linotype" fo:font-size="1.11111in" style:font-size-asian="1.11111in" style:font-size-complex="1.1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Palatino Linotype" fo:font-size="1.11111in" style:font-size-asian="1.11111in" style:font-size-complex="1.1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Palatino Linotype"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3in" fo:margin-right="0in" fo:text-indent="-0.2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middle" draw:textarea-horizontal-align="center" draw:fill="gradient" draw:fill-gradient-name="a101"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gradient" draw:fill-gradient-name="a105"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1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gradient" draw:fill-gradient-name="a109" draw:stroke="none" draw:auto-grow-width="false" draw:auto-grow-height="false"/>
      <style:paragraph-properties style:font-independent-line-spacing="tru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center" draw:fill="gradient" draw:fill-gradient-name="a97"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bitmap" draw:fill-image-name="a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9">
      <style:drawing-page-properties draw:fill="bitmap" draw:fill-image-name="a5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gradient" draw:fill-gradient-name="a342"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gradient" draw:fill-gradient-name="a346"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05in" fo:padding-bottom="0.05in" fo:padding-left="0.1in" fo:padding-right="0.1in" draw:textarea-vertical-align="middle" draw:textarea-horizontal-align="center" draw:fill="gradient" draw:fill-gradient-name="a562"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7">
      <style:graphic-properties fo:wrap-option="wrap" fo:padding-top="0.05in" fo:padding-bottom="0.05in" fo:padding-left="0.1in" fo:padding-right="0.1in" draw:textarea-vertical-align="middle" draw:textarea-horizontal-align="center" draw:fill="gradient" draw:fill-gradient-name="a566"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middle" draw:textarea-horizontal-align="center" draw:fill="gradient" draw:fill-gradient-name="a350"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gradient" draw:fill-gradient-name="a354"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bitmap" draw:fill-image-name="a46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gradient" draw:fill-gradient-name="a465"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1">
      <style:graphic-properties fo:wrap-option="wrap" fo:padding-top="0.05in" fo:padding-bottom="0.05in" fo:padding-left="0.1in" fo:padding-right="0.1in" draw:textarea-vertical-align="middle" draw:textarea-horizontal-align="center" draw:fill="gradient" draw:fill-gradient-name="a570"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middle" draw:textarea-horizontal-align="center" draw:fill="gradient" draw:fill-gradient-name="a574" draw:stroke="none" draw:auto-grow-width="false" draw:auto-grow-height="false"/>
      <style:paragraph-properties style:font-independent-line-spacing="true" style:writing-mode="lr-tb"/>
    </style:style>
    <style:style style:family="drawing-page" style:name="a145">
      <style:drawing-page-properties draw:fill="bitmap" draw:fill-image-name="a1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aragraph" style:name="a251">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bitmap" draw:fill-image-name="a2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5in" fo:padding-bottom="0.05in" fo:padding-left="0.1in" fo:padding-right="0.1in" draw:textarea-vertical-align="middle" draw:textarea-horizontal-align="center" draw:fill="gradient" draw:fill-gradient-name="a258"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70">
      <style:graphic-properties fo:wrap-option="wrap" fo:padding-top="0.05in" fo:padding-bottom="0.05in" fo:padding-left="0.1in" fo:padding-right="0.1in" draw:textarea-vertical-align="middle" draw:textarea-horizontal-align="center" draw:fill="gradient" draw:fill-gradient-name="a469"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gradient" draw:fill-gradient-name="a473"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gradient" draw:fill-gradient-name="a477"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05in" fo:padding-bottom="0.05in" fo:padding-left="0.1in" fo:padding-right="0.1in" draw:textarea-vertical-align="middle" draw:textarea-horizontal-align="center" draw:fill="gradient" draw:fill-gradient-name="a152"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05in" fo:padding-bottom="0.05in" fo:padding-left="0.1in" fo:padding-right="0.1in" draw:textarea-vertical-align="middle" draw:textarea-horizontal-align="center" draw:fill="gradient" draw:fill-gradient-name="a156"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gradient" draw:fill-gradient-name="a262"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gradient" draw:fill-gradient-name="a266"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3">
      <style:drawing-page-properties draw:fill="bitmap" draw:fill-image-name="a3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gradient" draw:fill-gradient-name="a376"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shadow="visible" draw:shadow-offset-x="0in" draw:shadow-offset-y="0.34722in" draw:shadow-color="#000000" draw:shadow-opacity="15%"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center" draw:fill="gradient" draw:fill-gradient-name="a160"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wrap" fo:padding-top="0.05in" fo:padding-bottom="0.05in" fo:padding-left="0.1in" fo:padding-right="0.1in" draw:textarea-vertical-align="middle" draw:textarea-horizontal-align="center" draw:fill="gradient" draw:fill-gradient-name="a27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Palatino Linotype"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3in" fo:margin-right="0in" fo:text-indent="-0.2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middle" draw:textarea-horizontal-align="center" draw:fill="gradient" draw:fill-gradient-name="a380"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middle" draw:textarea-horizontal-align="center" draw:fill="gradient" draw:fill-gradient-name="a384"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9">
      <style:graphic-properties fo:wrap-option="wrap" fo:padding-top="0.05in" fo:padding-bottom="0.05in" fo:padding-left="0.1in" fo:padding-right="0.1in" draw:textarea-vertical-align="middle" draw:textarea-horizontal-align="center" draw:fill="gradient" draw:fill-gradient-name="a388"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Palatino Linotyp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Palatino Linotype" fo:font-size="0.75in" style:font-size-asian="0.75in" style:font-size-complex="0.7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bitmap" draw:fill-image-name="a1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Palatino Linotype"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in" fo:margin-right="0in" fo:text-indent="-0.2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center"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center" draw:fill="gradient" draw:fill-gradient-name="a194"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gradient" draw:fill-gradient-name="a198"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middle" draw:textarea-horizontal-align="center" draw:fill="gradient" draw:fill-gradient-name="a12" draw:stroke="none" draw:auto-grow-width="false" draw:auto-grow-height="false"/>
      <style:paragraph-properties style:font-independent-line-spacing="tru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middle" draw:textarea-horizontal-align="center" draw:fill="gradient" draw:fill-gradient-name="a16" draw:stroke="none" draw:auto-grow-width="false" draw:auto-grow-height="false"/>
      <style:paragraph-properties style:font-independent-line-spacing="true" style:writing-mode="lr-tb"/>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Palatino Linotype" fo:font-size="0.68056in" style:font-size-asian="0.68056in" style:font-size-complex="0.680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Palatino Linotype" fo:font-size="0.29167in" style:font-size-asian="0.29167in" style:font-size-complex="0.291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3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Palatino Linotype" fo:font-size="0.20833in" style:font-size-asian="0.20833in" style:font-size-complex="0.208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8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gradient" draw:fill-gradient-name="a4"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gradient" draw:fill-gradient-name="a8" draw:stroke="none" draw:auto-grow-width="false" draw:auto-grow-height="false"/>
      <style:paragraph-properties style:font-independent-line-spacing="true" style:writing-mode="lr-tb"/>
    </style:style>
    <style:style style:family="presentation" style:name="a608">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
      <style:drawing-page-properties draw:fill="bitmap" draw:fill-image-name="a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5in" fo:padding-bottom="0.05in" fo:padding-left="0.1in" fo:padding-right="0.1in" draw:textarea-vertical-align="middle" draw:textarea-horizontal-align="center" draw:fill="gradient" draw:fill-gradient-name="a55"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Palatino Linotype"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8">
      <style:drawing-page-properties draw:fill="bitmap" draw:fill-image-name="a5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3">
      <style:drawing-page-properties draw:fill="bitmap" draw:fill-image-name="a4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center" draw:fill="gradient" draw:fill-gradient-name="a59" draw:stroke="none" draw:auto-grow-width="false" draw:auto-grow-height="false"/>
      <style:paragraph-properties style:font-independent-line-spacing="true"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gradient" draw:fill-gradient-name="a63" draw:stroke="none" draw:auto-grow-width="false" draw:auto-grow-height="false"/>
      <style:paragraph-properties style:font-independent-line-spacing="true" style:writing-mode="lr-tb"/>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gradient" draw:fill-gradient-name="a511"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wrap" fo:padding-top="0.05in" fo:padding-bottom="0.05in" fo:padding-left="0.1in" fo:padding-right="0.1in" draw:textarea-vertical-align="middle" draw:textarea-horizontal-align="center" draw:fill="gradient" draw:fill-gradient-name="a67"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05in" fo:padding-bottom="0.05in" fo:padding-left="0.1in" fo:padding-right="0.1in" draw:textarea-vertical-align="middle" draw:textarea-horizontal-align="center"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7in" fo:margin-right="0in" fo:text-indent="-0.2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1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5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05in" fo:padding-bottom="0.05in" fo:padding-left="0.1in" fo:padding-right="0.1in" draw:textarea-vertical-align="middle" draw:textarea-horizontal-align="center" draw:fill="gradient" draw:fill-gradient-name="a414"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1in" fo:padding-bottom="0.01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Palatino Linotype"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gradient" draw:fill-gradient-name="a519" draw:stroke="none" draw:auto-grow-width="false" draw:auto-grow-height="false"/>
      <style:paragraph-properties style:font-independent-line-spacing="true" style:writing-mode="lr-tb"/>
    </style:style>
    <text:list-style style:name="a228">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39">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30">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78">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40">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37">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12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44">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5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126">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91">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9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31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31">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81">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39">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84">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87">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26">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29">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4">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31">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7">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34">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113">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4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37">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116">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8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4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119">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8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91">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48">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588">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30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3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22">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99">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308">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43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text:list-style style:name="a225">
      <text:list-level-style-bullet text:level="1" text:bullet-char="">
        <style:list-level-properties text:space-before="0.02in" text:min-label-width="0.28in"/>
        <style:text-properties fo:font-family="Wingdings" style:font-pitch="variable" style:font-charset="x-symbol" fo:font-size="60%"/>
      </text:list-level-style-bullet>
      <text:list-level-style-bullet text:level="2" text:bullet-char="">
        <style:list-level-properties text:space-before="0.42in" text:min-label-width="0.28in"/>
        <style:text-properties fo:font-family="Wingdings" style:font-pitch="variable" style:font-charset="x-symbol" fo:font-size="60%"/>
      </text:list-level-style-bullet>
      <text:list-level-style-bullet text:level="3" text:bullet-char="">
        <style:list-level-properties text:space-before="0.82in" text:min-label-width="0.28in"/>
        <style:text-properties fo:font-family="Wingdings" style:font-pitch="variable" style:font-charset="x-symbol" fo:font-size="60%"/>
      </text:list-level-style-bullet>
      <text:list-level-style-bullet text:level="4" text:bullet-char="">
        <style:list-level-properties text:space-before="1.22in" text:min-label-width="0.28in"/>
        <style:text-properties fo:font-family="Wingdings" style:font-pitch="variable" style:font-charset="x-symbol" fo:font-size="60%"/>
      </text:list-level-style-bullet>
      <text:list-level-style-bullet text:level="5" text:bullet-char="">
        <style:list-level-properties text:space-before="1.52in" text:min-label-width="0.28in"/>
        <style:text-properties fo:font-family="Wingdings" style:font-pitch="variable" style:font-charset="x-symbol" fo:font-size="60%"/>
      </text:list-level-style-bullet>
      <text:list-level-style-bullet text:level="6" text:bullet-char="">
        <style:list-level-properties text:space-before="1.87in" text:min-label-width="0.28in"/>
        <style:text-properties fo:font-family="Wingdings" style:font-pitch="variable" style:font-charset="x-symbol" fo:font-size="60%"/>
      </text:list-level-style-bullet>
      <text:list-level-style-bullet text:level="7" text:bullet-char="">
        <style:list-level-properties text:space-before="2.17in" text:min-label-width="0.28in"/>
        <style:text-properties fo:font-family="Wingdings" style:font-pitch="variable" style:font-charset="x-symbol" fo:font-size="60%"/>
      </text:list-level-style-bullet>
      <text:list-level-style-bullet text:level="8" text:bullet-char="">
        <style:list-level-properties text:space-before="2.47in" text:min-label-width="0.28in"/>
        <style:text-properties fo:font-family="Wingdings" style:font-pitch="variable" style:font-charset="x-symbol" fo:font-size="60%"/>
      </text:list-level-style-bullet>
      <text:list-level-style-bullet text:level="9" text:bullet-char="">
        <style:list-level-properties text:space-before="2.82in" text:min-label-width="0.28in"/>
        <style:text-properties fo:font-family="Wingdings" style:font-pitch="variable" style:font-charset="x-symbol" fo:font-size="60%"/>
      </text:list-level-style-bullet>
    </text:list-style>
    <number:date-style xmlns:number="urn:oasis:names:tc:opendocument:xmlns:datastyle:1.0" style:name="a3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Elemental" style:page-layout-name="pageLayout1" draw:style-name="a1">
      <draw:custom-shape svg:x="0in" svg:y="0in" svg:width="10in" svg:height="7.5in" draw:id="id0" draw:style-name="a5"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width="7.91844in" svg:height="6.24124in" draw:id="id1" draw:style-name="a9" draw:transform="translate(-3.95922in -3.12062in) rotate(-5.73756) translate(5.46099in 4.25627in)" draw:name="Oval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2" draw:style-name="a13" draw:transform="translate(-3.02847in -2.44994in) rotate(-5.13619) translate(2.72859in 3.72496in)" draw:name="Oval 8">
        <svg:title/>
        <svg:desc/>
        <text:p text:style-name="a11" text:class-names="" text:cond-style-name=""><text:span text:style-name="a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3" draw:style-name="a17" draw:transform="translate(-3.54296in -2.59993in) rotate(-5.73756) translate(7.12777in 2.72773in)" draw:name="Oval 9">
        <svg:title/>
        <svg:desc/>
        <text:p text:style-name="a15" text:class-names="" text:cond-style-name=""><text:span text:style-name="a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 presentation:style-name="a21" draw:name="Title Placeholder 1" svg:x="0.85in" svg:y="5.33333in" svg:width="8.25in" svg:height="1in" presentation:class="title" presentation:placeholder="false">
        <draw:text-box>
          <text:p text:style-name="a20" text:class-names="" text:cond-style-name=""><text:span text:style-name="a18" text:class-names="">Click to edit Master title style</text:span><text:span text:style-name="a19" text:class-names=""/></text:p>
        </draw:text-box>
        <svg:title/>
        <svg:desc/>
      </draw:frame>
      <draw:frame draw:id="id5" presentation:style-name="a38" draw:name="Text Placeholder 2" svg:x="2.33333in" svg:y="0.75in" svg:width="6.66667in" svg:height="4in" presentation:class="outline" presentation:placeholder="false">
        <draw:text-box>
          <text:list text:style-name="a24">
            <text:list-item>
              <text:p text:style-name="a23" text:class-names="" text:cond-style-name=""><text:span text:style-name="a22" text:class-names="">Click to edit Master text styles</text:span></text:p>
            </text:list-item>
          </text:list>
          <text:list text:style-name="a27">
            <text:list-item>
              <text:list text:style-name="a27">
                <text:list-item>
                  <text:p text:style-name="a26" text:class-names="" text:cond-style-name=""><text:span text:style-name="a25" text:class-names="">Second level</text:span></text:p>
                </text:list-item>
              </text:list>
            </text:list-item>
          </text:list>
          <text:list text:style-name="a30">
            <text:list-item>
              <text:list text:style-name="a30">
                <text:list-item>
                  <text:list text:style-name="a30">
                    <text:list-item>
                      <text:p text:style-name="a29" text:class-names="" text:cond-style-name=""><text:span text:style-name="a28" text:class-names="">Third level</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Fourth level</text:span></text:p>
                        </text:list-item>
                      </text:list>
                    </text:list-item>
                  </text:list>
                </text:list-item>
              </text:list>
            </text:list-item>
          </text:list>
          <text:list text:style-name="a37">
            <text:list-item>
              <text:list text:style-name="a37">
                <text:list-item>
                  <text:list text:style-name="a37">
                    <text:list-item>
                      <text:list text:style-name="a37">
                        <text:list-item>
                          <text:list text:style-name="a37">
                            <text:list-item>
                              <text:p text:style-name="a36" text:class-names="" text:cond-style-name=""><text:span text:style-name="a34" text:class-names="">Fifth level</text:span><text:span text:style-name="a35" text:class-names=""/></text:p>
                            </text:list-item>
                          </text:list>
                        </text:list-item>
                      </text:list>
                    </text:list-item>
                  </text:list>
                </text:list-item>
              </text:list>
            </text:list-item>
          </text:list>
        </draw:text-box>
        <svg:title/>
        <svg:desc/>
      </draw:frame>
      <draw:frame draw:id="id6" presentation:style-name="a43" draw:name="Date Placeholder 3" svg:x="6.75in" svg:y="6.7309in" svg:width="2.33333in" svg:height="0.39931in" presentation:class="date-time" presentation:placeholder="false">
        <draw:text-box>
          <text:p text:style-name="a42" text:class-names="" text:cond-style-name=""><text:span text:style-name="a39" text:class-names=""><text:date text:fixed="false" style:data-style-name="a40">22-01-2018</text:date></text:span><text:span text:style-name="a41" text:class-names=""/></text:p>
        </draw:text-box>
        <svg:title/>
        <svg:desc/>
      </draw:frame>
      <draw:frame draw:id="id7" presentation:style-name="a46" draw:name="Footer Placeholder 4" svg:x="0.9in" svg:y="6.7309in" svg:width="5in" svg:height="0.39931in" presentation:class="footer" presentation:placeholder="false">
        <draw:text-box>
          <text:p text:style-name="a45" text:class-names="" text:cond-style-name=""><text:span text:style-name="a44" text:class-names=""/></text:p>
        </draw:text-box>
        <svg:title/>
        <svg:desc/>
      </draw:frame>
      <draw:frame draw:id="id8" presentation:style-name="a50" draw:name="Slide Number Placeholder 5" svg:x="0.9in" svg:y="6.38889in" svg:width="2.33333in" svg:height="0.33333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1-title-Title-Slide" style:page-layout-name="pageLayout1" draw:style-name="a52">
      <draw:custom-shape svg:x="0in" svg:y="0in" svg:width="10in" svg:height="7.5in" draw:id="id9" draw:layer="Master1-bg" draw:style-name="a56" draw:name="Rectangle 8">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custom-shape svg:width="7.91844in" svg:height="6.24124in" draw:id="id10" draw:layer="Master1-bg" draw:style-name="a60" draw:transform="translate(-3.95922in -3.12062in) rotate(-5.73756) translate(5.46099in 4.25627in)" draw:name="Oval 9">
        <svg:title/>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11" draw:layer="Master1-bg" draw:style-name="a64" draw:transform="translate(-3.02847in -2.44994in) rotate(-5.13619) translate(2.72859in 3.72496in)" draw:name="Oval 10">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12" draw:layer="Master1-bg" draw:style-name="a68" draw:transform="translate(-3.54296in -2.59993in) rotate(-5.73756) translate(7.12777in 2.72773in)" draw:name="Oval 11">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 draw:style-name="a72" draw:name="TextBox 7" svg:x="2in" svg:y="3.45556in" svg:width="0.5in" svg:height="1.13094in">
        <draw:text-box>
          <text:p text:style-name="a71" text:class-names="" text:cond-style-name=""><text:span text:style-name="a69" text:class-names="">{</text:span><text:span text:style-name="a70" text:class-names=""/></text:p>
        </draw:text-box>
        <svg:title/>
        <svg:desc/>
      </draw:frame>
      <draw:frame draw:id="id14" presentation:style-name="a76" draw:name="Title 1" svg:x="0.85in" svg:y="1.33333in" svg:width="8.25in" svg:height="2.35417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15" presentation:style-name="a80" draw:name="Subtitle 2" svg:x="2.33333in" svg:y="3.69148in" svg:width="6.75in" svg:height="0.75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16" presentation:style-name="a85" draw:name="Date Placeholder 14" svg:x="6.75in" svg:y="6.7309in" svg:width="2.33333in" svg:height="0.39931in" presentation:class="date-time" presentation:placeholder="false">
        <draw:text-box>
          <text:p text:style-name="a84" text:class-names="" text:cond-style-name=""><text:span text:style-name="a81" text:class-names=""><text:date text:fixed="false" style:data-style-name="a82">22-01-2018</text:date></text:span><text:span text:style-name="a83" text:class-names=""/></text:p>
        </draw:text-box>
        <svg:title/>
        <svg:desc/>
      </draw:frame>
      <draw:frame draw:id="id17" presentation:style-name="a89" draw:name="Slide Number Placeholder 15" svg:x="0.9in" svg:y="6.38889in" svg:width="2.33333in" svg:height="0.33333in" presentation:class="page-number" presentation:placeholder="false">
        <draw:text-box>
          <text:p text:style-name="a88" text:class-names="" text:cond-style-name=""><text:span text:style-name="a86" text:class-names=""><text:page-number style:num-format="1" text:fixed="false">‹#›</text:page-number></text:span><text:span text:style-name="a87" text:class-names=""/></text:p>
        </draw:text-box>
        <svg:title/>
        <svg:desc/>
      </draw:frame>
      <draw:frame draw:id="id18" presentation:style-name="a92" draw:name="Footer Placeholder 16" svg:x="0.9in" svg:y="6.7309in" svg:width="5in" svg:height="0.39931in" presentation:class="footer" presentation:placeholder="false">
        <draw:text-box>
          <text:p text:style-name="a91" text:class-names="" text:cond-style-name=""><text:span text:style-name="a90" text:class-names=""/></text:p>
        </draw:text-box>
        <svg:title/>
        <svg:desc/>
      </draw:frame>
    </style:master-page>
    <style:master-page style:name="Master1-Layout2-obj-Title-and-Content" style:page-layout-name="pageLayout1" draw:style-name="a94">
      <draw:custom-shape svg:x="0in" svg:y="0in" svg:width="10in" svg:height="7.5in" draw:id="id19" draw:layer="Master1-bg" draw:style-name="a98" draw:name="Rectangle 6">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width="7.91844in" svg:height="6.24124in" draw:id="id20" draw:layer="Master1-bg" draw:style-name="a102" draw:transform="translate(-3.95922in -3.12062in) rotate(-5.73756) translate(5.46099in 4.25627in)" draw:name="Oval 7">
        <svg:title/>
        <svg:desc/>
        <text:p text:style-name="a100" text:class-names="" text:cond-style-name=""><text:span text:style-name="a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21" draw:layer="Master1-bg" draw:style-name="a106" draw:transform="translate(-3.02847in -2.44994in) rotate(-5.13619) translate(2.72859in 3.72496in)" draw:name="Oval 8">
        <svg:title/>
        <svg:desc/>
        <text:p text:style-name="a104" text:class-names="" text:cond-style-name=""><text:span text:style-name="a1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22" draw:layer="Master1-bg" draw:style-name="a110" draw:transform="translate(-3.54296in -2.59993in) rotate(-5.73756) translate(7.12777in 2.72773in)" draw:name="Oval 9">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 presentation:style-name="a127" draw:name="Content Placeholder 2" svg:x="2.33333in" svg:y="0.75in" svg:width="6.66667in" svg:height="4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24" presentation:style-name="a131" draw:name="Title 12" svg:x="0.85in" svg:y="5.33333in" svg:width="8.25in" svg:height="1in" presentation:class="title" presentation:placeholder="false">
        <draw:text-box>
          <text:p text:style-name="a130" text:class-names="" text:cond-style-name=""><text:span text:style-name="a128" text:class-names="">Click to edit Master title style</text:span><text:span text:style-name="a129" text:class-names=""/></text:p>
        </draw:text-box>
        <svg:title/>
        <svg:desc/>
      </draw:frame>
      <draw:frame draw:id="id25" presentation:style-name="a136" draw:name="Date Placeholder 13" svg:x="6.75in" svg:y="6.7309in" svg:width="2.33333in" svg:height="0.39931in" presentation:class="date-time" presentation:placeholder="false">
        <draw:text-box>
          <text:p text:style-name="a135" text:class-names="" text:cond-style-name=""><text:span text:style-name="a132" text:class-names=""><text:date text:fixed="false" style:data-style-name="a133">22-01-2018</text:date></text:span><text:span text:style-name="a134" text:class-names=""/></text:p>
        </draw:text-box>
        <svg:title/>
        <svg:desc/>
      </draw:frame>
      <draw:frame draw:id="id26" presentation:style-name="a140" draw:name="Slide Number Placeholder 14" svg:x="0.9in" svg:y="6.38889in" svg:width="2.33333in" svg:height="0.33333in" presentation:class="page-number" presentation:placeholder="false">
        <draw:text-box>
          <text:p text:style-name="a139" text:class-names="" text:cond-style-name=""><text:span text:style-name="a137" text:class-names=""><text:page-number style:num-format="1" text:fixed="false">‹#›</text:page-number></text:span><text:span text:style-name="a138" text:class-names=""/></text:p>
        </draw:text-box>
        <svg:title/>
        <svg:desc/>
      </draw:frame>
      <draw:frame draw:id="id27" presentation:style-name="a143" draw:name="Footer Placeholder 15" svg:x="0.9in" svg:y="6.7309in" svg:width="5in" svg:height="0.39931in" presentation:class="footer" presentation:placeholder="false">
        <draw:text-box>
          <text:p text:style-name="a142" text:class-names="" text:cond-style-name=""><text:span text:style-name="a141" text:class-names=""/></text:p>
        </draw:text-box>
        <svg:title/>
        <svg:desc/>
      </draw:frame>
    </style:master-page>
    <style:master-page style:name="Master1-Layout3-secHead-Section-Header" style:page-layout-name="pageLayout1" draw:style-name="a145">
      <draw:custom-shape svg:x="0in" svg:y="0in" svg:width="10in" svg:height="7.5in" draw:id="id28" draw:layer="Master1-bg" draw:style-name="a149" draw:name="Rectangle 8">
        <svg:title/>
        <svg:desc/>
        <text:p text:style-name="a147" text:class-names="" text:cond-style-name=""><text:span text:style-name="a146" text:class-names=""/></text:p>
        <draw:enhanced-geometry xmlns:dr3d="urn:oasis:names:tc:opendocument:xmlns:dr3d:1.0" draw:type="non-primitive" svg:viewBox="0 0 21600 21600" draw:enhanced-path="M 0 0 L 21600 0 21600 21600 0 21600 Z N"/>
      </draw:custom-shape>
      <draw:custom-shape svg:width="7.91844in" svg:height="6.24124in" draw:id="id29" draw:layer="Master1-bg" draw:style-name="a153" draw:transform="translate(-3.95922in -3.12062in) rotate(-5.73756) translate(5.46099in 4.25627in)" draw:name="Oval 9">
        <svg:title/>
        <svg:desc/>
        <text:p text:style-name="a151" text:class-names="" text:cond-style-name=""><text:span text:style-name="a1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30" draw:layer="Master1-bg" draw:style-name="a157" draw:transform="translate(-3.02847in -2.44994in) rotate(-5.13619) translate(2.72859in 3.72496in)" draw:name="Oval 10">
        <svg:title/>
        <svg:desc/>
        <text:p text:style-name="a155" text:class-names="" text:cond-style-name=""><text:span text:style-name="a1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31" draw:layer="Master1-bg" draw:style-name="a161" draw:transform="translate(-3.54296in -2.59993in) rotate(-5.73756) translate(7.12777in 2.72773in)" draw:name="Oval 14">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2" draw:style-name="a165" draw:name="TextBox 7" svg:x="4.66667in" svg:y="4.45592in" svg:width="0.5in" svg:height="1.11074in">
        <draw:text-box>
          <text:p text:style-name="a164" text:class-names="" text:cond-style-name=""><text:span text:style-name="a162" text:class-names="">{</text:span><text:span text:style-name="a163" text:class-names=""/></text:p>
        </draw:text-box>
        <svg:title/>
        <svg:desc/>
      </draw:frame>
      <draw:frame draw:id="id33" presentation:style-name="a169" draw:name="Text Placeholder 2" svg:x="5in" svg:y="4.66685in" svg:width="4.08333in" svg:height="0.8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4" presentation:style-name="a174" draw:name="Date Placeholder 11" svg:x="6.75in" svg:y="6.7309in" svg:width="2.33333in" svg:height="0.39931in" presentation:class="date-time" presentation:placeholder="false">
        <draw:text-box>
          <text:p text:style-name="a173" text:class-names="" text:cond-style-name=""><text:span text:style-name="a170" text:class-names=""><text:date text:fixed="false" style:data-style-name="a171">22-01-2018</text:date></text:span><text:span text:style-name="a172" text:class-names=""/></text:p>
        </draw:text-box>
        <svg:title/>
        <svg:desc/>
      </draw:frame>
      <draw:frame draw:id="id35" presentation:style-name="a178" draw:name="Slide Number Placeholder 12" svg:x="0.9in" svg:y="6.38889in" svg:width="2.33333in" svg:height="0.33333in" presentation:class="page-number" presentation:placeholder="false">
        <draw:text-box>
          <text:p text:style-name="a177" text:class-names="" text:cond-style-name=""><text:span text:style-name="a175" text:class-names=""><text:page-number style:num-format="1" text:fixed="false">‹#›</text:page-number></text:span><text:span text:style-name="a176" text:class-names=""/></text:p>
        </draw:text-box>
        <svg:title/>
        <svg:desc/>
      </draw:frame>
      <draw:frame draw:id="id36" presentation:style-name="a181" draw:name="Footer Placeholder 13" svg:x="0.9in" svg:y="6.7309in" svg:width="5in" svg:height="0.39931in" presentation:class="footer" presentation:placeholder="false">
        <draw:text-box>
          <text:p text:style-name="a180" text:class-names="" text:cond-style-name=""><text:span text:style-name="a179" text:class-names=""/></text:p>
        </draw:text-box>
        <svg:title/>
        <svg:desc/>
      </draw:frame>
      <draw:frame draw:id="id37" presentation:style-name="a185" draw:name="Title 3" svg:x="2.5in" svg:y="2.08333in" svg:width="6.6in" svg:height="2.57in" presentation:class="title" presentation:placeholder="false">
        <draw:text-box>
          <text:p text:style-name="a184" text:class-names="" text:cond-style-name=""><text:span text:style-name="a182" text:class-names="">Click to edit Master title style</text:span><text:span text:style-name="a183" text:class-names=""/></text:p>
        </draw:text-box>
        <svg:title/>
        <svg:desc/>
      </draw:frame>
    </style:master-page>
    <style:master-page style:name="Master1-Layout4-twoObj-Two-Content" style:page-layout-name="pageLayout1" draw:style-name="a187">
      <draw:custom-shape svg:x="0in" svg:y="0in" svg:width="10in" svg:height="7.5in" draw:id="id38" draw:layer="Master1-bg" draw:style-name="a191" draw:name="Rectangle 11">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custom-shape svg:width="7.91844in" svg:height="6.24124in" draw:id="id39" draw:layer="Master1-bg" draw:style-name="a195" draw:transform="translate(-3.95922in -3.12062in) rotate(-5.73756) translate(5.46099in 4.25627in)" draw:name="Oval 12">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40" draw:layer="Master1-bg" draw:style-name="a199" draw:transform="translate(-3.02847in -2.44994in) rotate(-5.13619) translate(2.72859in 3.72496in)" draw:name="Oval 13">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41" draw:layer="Master1-bg" draw:style-name="a203" draw:transform="translate(-3.54296in -2.59993in) rotate(-5.73756) translate(7.12777in 2.72773in)" draw:name="Oval 14">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2" presentation:style-name="a208" draw:name="Date Placeholder 7" svg:x="6.75in" svg:y="6.7309in" svg:width="2.33333in" svg:height="0.39931in" presentation:class="date-time" presentation:placeholder="false">
        <draw:text-box>
          <text:p text:style-name="a207" text:class-names="" text:cond-style-name=""><text:span text:style-name="a204" text:class-names=""><text:date text:fixed="false" style:data-style-name="a205">22-01-2018</text:date></text:span><text:span text:style-name="a206" text:class-names=""/></text:p>
        </draw:text-box>
        <svg:title/>
        <svg:desc/>
      </draw:frame>
      <draw:frame draw:id="id43" presentation:style-name="a212" draw:name="Slide Number Placeholder 8" svg:x="0.9in" svg:y="6.38889in" svg:width="2.33333in" svg:height="0.33333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draw:frame draw:id="id44" presentation:style-name="a215" draw:name="Footer Placeholder 9" svg:x="0.9in" svg:y="6.7309in" svg:width="5in" svg:height="0.39931in" presentation:class="footer" presentation:placeholder="false">
        <draw:text-box>
          <text:p text:style-name="a214" text:class-names="" text:cond-style-name=""><text:span text:style-name="a213" text:class-names=""/></text:p>
        </draw:text-box>
        <svg:title/>
        <svg:desc/>
      </draw:frame>
      <draw:frame draw:id="id45" presentation:style-name="a219" draw:name="Title 10" svg:x="0.85in" svg:y="5.33333in" svg:width="8.25in" svg:height="1in" presentation:class="title" presentation:placeholder="false">
        <draw:text-box>
          <text:p text:style-name="a218" text:class-names="" text:cond-style-name=""><text:span text:style-name="a216" text:class-names="">Click to edit Master title style</text:span><text:span text:style-name="a217" text:class-names=""/></text:p>
        </draw:text-box>
        <svg:title/>
        <svg:desc/>
      </draw:frame>
      <draw:frame draw:id="id46" presentation:style-name="a236" draw:name="Content Placeholder 4" svg:x="1.47in" svg:y="0.72in" svg:width="3.58in" svg:height="3.75in" presentation:class="object" presentation:placeholder="false">
        <draw:text-box>
          <text:list text:style-name="a222">
            <text:list-item>
              <text:p text:style-name="a221" text:class-names="" text:cond-style-name=""><text:span text:style-name="a220" text:class-names="">Click to edit Master text styles</text:span></text:p>
            </text:list-item>
          </text:list>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47" presentation:style-name="a253" draw:name="Content Placeholder 6" svg:x="5.5in" svg:y="0.72in" svg:width="3.58in" svg:height="3.75347in" presentation:class="object" presentation:placeholder="false">
        <draw:text-box>
          <text:list text:style-name="a239">
            <text:list-item>
              <text:p text:style-name="a238" text:class-names="" text:cond-style-name=""><text:span text:style-name="a237" text:class-names="">Click to 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Fifth level</text:span><text:span text:style-name="a250" text:class-names=""/></text:p>
                            </text:list-item>
                          </text:list>
                        </text:list-item>
                      </text:list>
                    </text:list-item>
                  </text:list>
                </text:list-item>
              </text:list>
            </text:list-item>
          </text:list>
        </draw:text-box>
        <svg:title/>
        <svg:desc/>
      </draw:frame>
    </style:master-page>
    <style:master-page style:name="Master1-Layout5-twoTxTwoObj-Comparison" style:page-layout-name="pageLayout1" draw:style-name="a255">
      <draw:custom-shape svg:x="0in" svg:y="0in" svg:width="10in" svg:height="7.5in" draw:id="id48" draw:layer="Master1-bg" draw:style-name="a259" draw:name="Rectangle 16">
        <svg:title/>
        <svg:desc/>
        <text:p text:style-name="a257" text:class-names="" text:cond-style-name=""><text:span text:style-name="a256" text:class-names=""/></text:p>
        <draw:enhanced-geometry xmlns:dr3d="urn:oasis:names:tc:opendocument:xmlns:dr3d:1.0" draw:type="non-primitive" svg:viewBox="0 0 21600 21600" draw:enhanced-path="M 0 0 L 21600 0 21600 21600 0 21600 Z N"/>
      </draw:custom-shape>
      <draw:custom-shape svg:width="7.91844in" svg:height="6.24124in" draw:id="id49" draw:layer="Master1-bg" draw:style-name="a263" draw:transform="translate(-3.95922in -3.12062in) rotate(-5.73756) translate(5.46099in 4.25627in)" draw:name="Oval 18">
        <svg:title/>
        <svg:desc/>
        <text:p text:style-name="a261" text:class-names="" text:cond-style-name=""><text:span text:style-name="a2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50" draw:layer="Master1-bg" draw:style-name="a267" draw:transform="translate(-3.02847in -2.44994in) rotate(-5.13619) translate(2.72859in 3.72496in)" draw:name="Oval 19">
        <svg:title/>
        <svg:desc/>
        <text:p text:style-name="a265" text:class-names="" text:cond-style-name=""><text:span text:style-name="a2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51" draw:layer="Master1-bg" draw:style-name="a271" draw:transform="translate(-3.54296in -2.59993in) rotate(-5.73756) translate(7.12777in 2.72773in)" draw:name="Oval 20">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2" presentation:style-name="a275" draw:name="Text Placeholder 2" svg:x="1.46667in" svg:y="0.72395in" svg:width="3.58in" svg:height="0.69965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53" presentation:style-name="a292" draw:name="Content Placeholder 3" svg:x="1.47in" svg:y="1.5in" svg:width="3.58333in" svg:height="3in" presentation:class="object" presentation:placeholder="false">
        <draw:text-box>
          <text:list text:style-name="a278">
            <text:list-item>
              <text:p text:style-name="a277" text:class-names="" text:cond-style-name=""><text:span text:style-name="a276" text:class-names="">Click to edit Master text styles</text:span></text:p>
            </text:list-item>
          </text:list>
          <text:list text:style-name="a281">
            <text:list-item>
              <text:list text:style-name="a281">
                <text:list-item>
                  <text:p text:style-name="a280" text:class-names="" text:cond-style-name=""><text:span text:style-name="a279" text:class-names="">Second level</text:span></text:p>
                </text:list-item>
              </text:list>
            </text:list-item>
          </text:list>
          <text:list text:style-name="a284">
            <text:list-item>
              <text:list text:style-name="a284">
                <text:list-item>
                  <text:list text:style-name="a284">
                    <text:list-item>
                      <text:p text:style-name="a283" text:class-names="" text:cond-style-name=""><text:span text:style-name="a282" text:class-names="">Third le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8" text:class-names="">Fifth level</text:span><text:span text:style-name="a289" text:class-names=""/></text:p>
                            </text:list-item>
                          </text:list>
                        </text:list-item>
                      </text:list>
                    </text:list-item>
                  </text:list>
                </text:list-item>
              </text:list>
            </text:list-item>
          </text:list>
        </draw:text-box>
        <svg:title/>
        <svg:desc/>
      </draw:frame>
      <draw:frame draw:id="id54" presentation:style-name="a296" draw:name="Text Placeholder 4" svg:x="5.5in" svg:y="0.72395in" svg:width="3.58in" svg:height="0.69965in" presentation:class="outline" presentation:placeholder="false">
        <draw:text-box>
          <text:list text:style-name="a295">
            <text:list-item>
              <text:p text:style-name="a294" text:class-names="" text:cond-style-name=""><text:span text:style-name="a293" text:class-names="">Click to edit Master text styles</text:span></text:p>
            </text:list-item>
          </text:list>
        </draw:text-box>
        <svg:title/>
        <svg:desc/>
      </draw:frame>
      <draw:frame draw:id="id55" presentation:style-name="a313" draw:name="Content Placeholder 5" svg:x="5.5in" svg:y="1.5in" svg:width="3.58in" svg:height="3in" presentation:class="object"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6" draw:style-name="a317" draw:name="TextBox 12" svg:x="1.15556in" svg:y="0.56889in" svg:width="0.5in" svg:height="1.00977in">
        <draw:text-box>
          <text:p text:style-name="a316" text:class-names="" text:cond-style-name=""><text:span text:style-name="a314" text:class-names="">{</text:span><text:span text:style-name="a315" text:class-names=""/></text:p>
        </draw:text-box>
        <svg:title/>
        <svg:desc/>
      </draw:frame>
      <draw:frame draw:id="id57" draw:style-name="a321" draw:name="TextBox 17" svg:x="5.22778in" svg:y="0.56889in" svg:width="0.5in" svg:height="1.00977in">
        <draw:text-box>
          <text:p text:style-name="a320" text:class-names="" text:cond-style-name=""><text:span text:style-name="a318" text:class-names="">{</text:span><text:span text:style-name="a319" text:class-names=""/></text:p>
        </draw:text-box>
        <svg:title/>
        <svg:desc/>
      </draw:frame>
      <draw:frame draw:id="id58" presentation:style-name="a325" draw:name="Title 11" svg:x="0.85in" svg:y="5.33333in" svg:width="8.25in" svg:height="1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59" presentation:style-name="a330" draw:name="Date Placeholder 13" svg:x="6.75in" svg:y="6.7309in" svg:width="2.33333in" svg:height="0.39931in" presentation:class="date-time" presentation:placeholder="false">
        <draw:text-box>
          <text:p text:style-name="a329" text:class-names="" text:cond-style-name=""><text:span text:style-name="a326" text:class-names=""><text:date text:fixed="false" style:data-style-name="a327">22-01-2018</text:date></text:span><text:span text:style-name="a328" text:class-names=""/></text:p>
        </draw:text-box>
        <svg:title/>
        <svg:desc/>
      </draw:frame>
      <draw:frame draw:id="id60" presentation:style-name="a334" draw:name="Slide Number Placeholder 14" svg:x="0.9in" svg:y="6.38889in" svg:width="2.33333in" svg:height="0.33333in" presentation:class="page-number" presentation:placeholder="false">
        <draw:text-box>
          <text:p text:style-name="a333" text:class-names="" text:cond-style-name=""><text:span text:style-name="a331" text:class-names=""><text:page-number style:num-format="1" text:fixed="false">‹#›</text:page-number></text:span><text:span text:style-name="a332" text:class-names=""/></text:p>
        </draw:text-box>
        <svg:title/>
        <svg:desc/>
      </draw:frame>
      <draw:frame draw:id="id61" presentation:style-name="a337" draw:name="Footer Placeholder 15" svg:x="0.9in" svg:y="6.7309in" svg:width="5in" svg:height="0.39931in" presentation:class="footer" presentation:placeholder="false">
        <draw:text-box>
          <text:p text:style-name="a336" text:class-names="" text:cond-style-name=""><text:span text:style-name="a335" text:class-names=""/></text:p>
        </draw:text-box>
        <svg:title/>
        <svg:desc/>
      </draw:frame>
    </style:master-page>
    <style:master-page style:name="Master1-Layout6-titleOnly-Title-Only" style:page-layout-name="pageLayout1" draw:style-name="a339">
      <draw:custom-shape svg:x="0in" svg:y="0in" svg:width="10in" svg:height="7.5in" draw:id="id62" draw:layer="Master1-bg" draw:style-name="a343" draw:name="Rectangle 9">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custom-shape svg:width="7.91844in" svg:height="6.24124in" draw:id="id63" draw:layer="Master1-bg" draw:style-name="a347" draw:transform="translate(-3.95922in -3.12062in) rotate(-5.73756) translate(5.46099in 4.25627in)" draw:name="Oval 10">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64" draw:layer="Master1-bg" draw:style-name="a351" draw:transform="translate(-3.02847in -2.44994in) rotate(-5.13619) translate(2.72859in 3.72496in)" draw:name="Oval 11">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65" draw:layer="Master1-bg" draw:style-name="a355" draw:transform="translate(-3.54296in -2.59993in) rotate(-5.73756) translate(7.12777in 2.72773in)" draw:name="Oval 12">
        <svg:title/>
        <svg:desc/>
        <text:p text:style-name="a353" text:class-names="" text:cond-style-name=""><text:span text:style-name="a3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6" presentation:style-name="a359" draw:name="Title 5" svg:x="0.85in" svg:y="5.33333in" svg:width="8.25in" svg:height="1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67" presentation:style-name="a364" draw:name="Date Placeholder 6" svg:x="6.75in" svg:y="6.7309in" svg:width="2.33333in" svg:height="0.39931in" presentation:class="date-time" presentation:placeholder="false">
        <draw:text-box>
          <text:p text:style-name="a363" text:class-names="" text:cond-style-name=""><text:span text:style-name="a360" text:class-names=""><text:date text:fixed="false" style:data-style-name="a361">22-01-2018</text:date></text:span><text:span text:style-name="a362" text:class-names=""/></text:p>
        </draw:text-box>
        <svg:title/>
        <svg:desc/>
      </draw:frame>
      <draw:frame draw:id="id68" presentation:style-name="a368" draw:name="Slide Number Placeholder 7" svg:x="0.9in" svg:y="6.38889in" svg:width="2.33333in" svg:height="0.33333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draw:frame draw:id="id69" presentation:style-name="a371" draw:name="Footer Placeholder 8" svg:x="0.9in" svg:y="6.7309in" svg:width="5in" svg:height="0.39931in" presentation:class="footer" presentation:placeholder="false">
        <draw:text-box>
          <text:p text:style-name="a370" text:class-names="" text:cond-style-name=""><text:span text:style-name="a369" text:class-names=""/></text:p>
        </draw:text-box>
        <svg:title/>
        <svg:desc/>
      </draw:frame>
    </style:master-page>
    <style:master-page style:name="Master1-Layout7-blank-Blank" style:page-layout-name="pageLayout1" draw:style-name="a373">
      <draw:custom-shape svg:x="0in" svg:y="0in" svg:width="10in" svg:height="7.5in" draw:id="id70" draw:layer="Master1-bg" draw:style-name="a377" draw:name="Rectangle 7">
        <svg:title/>
        <svg:desc/>
        <text:p text:style-name="a375" text:class-names="" text:cond-style-name=""><text:span text:style-name="a374" text:class-names=""/></text:p>
        <draw:enhanced-geometry xmlns:dr3d="urn:oasis:names:tc:opendocument:xmlns:dr3d:1.0" draw:type="non-primitive" svg:viewBox="0 0 21600 21600" draw:enhanced-path="M 0 0 L 21600 0 21600 21600 0 21600 Z N"/>
      </draw:custom-shape>
      <draw:custom-shape svg:width="7.91844in" svg:height="6.24124in" draw:id="id71" draw:layer="Master1-bg" draw:style-name="a381" draw:transform="translate(-3.95922in -3.12062in) rotate(-5.73756) translate(5.46099in 4.25627in)" draw:name="Oval 8">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72" draw:layer="Master1-bg" draw:style-name="a385" draw:transform="translate(-3.02847in -2.44994in) rotate(-5.13619) translate(2.72859in 3.72496in)" draw:name="Oval 9">
        <svg:title/>
        <svg:desc/>
        <text:p text:style-name="a383" text:class-names="" text:cond-style-name=""><text:span text:style-name="a3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73" draw:layer="Master1-bg" draw:style-name="a389" draw:transform="translate(-3.54296in -2.59993in) rotate(-5.73756) translate(7.12777in 2.72773in)" draw:name="Oval 10">
        <svg:title/>
        <svg:desc/>
        <text:p text:style-name="a387" text:class-names="" text:cond-style-name=""><text:span text:style-name="a3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4" presentation:style-name="a394" draw:name="Date Placeholder 4" svg:x="6.75in" svg:y="6.7309in" svg:width="2.33333in" svg:height="0.39931in" presentation:class="date-time" presentation:placeholder="false">
        <draw:text-box>
          <text:p text:style-name="a393" text:class-names="" text:cond-style-name=""><text:span text:style-name="a390" text:class-names=""><text:date text:fixed="false" style:data-style-name="a391">22-01-2018</text:date></text:span><text:span text:style-name="a392" text:class-names=""/></text:p>
        </draw:text-box>
        <svg:title/>
        <svg:desc/>
      </draw:frame>
      <draw:frame draw:id="id75" presentation:style-name="a398" draw:name="Slide Number Placeholder 5" svg:x="0.9in" svg:y="6.38889in" svg:width="2.33333in" svg:height="0.33333in" presentation:class="page-number" presentation:placeholder="false">
        <draw:text-box>
          <text:p text:style-name="a397" text:class-names="" text:cond-style-name=""><text:span text:style-name="a395" text:class-names=""><text:page-number style:num-format="1" text:fixed="false">‹#›</text:page-number></text:span><text:span text:style-name="a396" text:class-names=""/></text:p>
        </draw:text-box>
        <svg:title/>
        <svg:desc/>
      </draw:frame>
      <draw:frame draw:id="id76" presentation:style-name="a401" draw:name="Footer Placeholder 6" svg:x="0.9in" svg:y="6.7309in" svg:width="5in" svg:height="0.39931in" presentation:class="footer" presentation:placeholder="false">
        <draw:text-box>
          <text:p text:style-name="a400" text:class-names="" text:cond-style-name=""><text:span text:style-name="a399" text:class-names=""/></text:p>
        </draw:text-box>
        <svg:title/>
        <svg:desc/>
      </draw:frame>
    </style:master-page>
    <style:master-page style:name="Master1-Layout8-objTx-Content-with-Caption" style:page-layout-name="pageLayout1" draw:style-name="a403">
      <draw:custom-shape svg:x="0in" svg:y="0in" svg:width="10in" svg:height="7.5in" draw:id="id77" draw:layer="Master1-bg" draw:style-name="a407" draw:name="Rectangle 9">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width="7.91844in" svg:height="6.24124in" draw:id="id78" draw:layer="Master1-bg" draw:style-name="a411" draw:transform="translate(-3.95922in -3.12062in) rotate(-5.73756) translate(5.46099in 4.25627in)" draw:name="Oval 10">
        <svg:title/>
        <svg:desc/>
        <text:p text:style-name="a409" text:class-names="" text:cond-style-name=""><text:span text:style-name="a4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79" draw:layer="Master1-bg" draw:style-name="a415" draw:transform="translate(-3.02847in -2.44994in) rotate(-5.13619) translate(2.72859in 3.72496in)" draw:name="Oval 11">
        <svg:title/>
        <svg:desc/>
        <text:p text:style-name="a413" text:class-names="" text:cond-style-name=""><text:span text:style-name="a4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80" draw:layer="Master1-bg" draw:style-name="a419" draw:transform="translate(-3.54296in -2.59993in) rotate(-5.73756) translate(7.12777in 2.72773in)" draw:name="Oval 12">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1" draw:style-name="a423" draw:name="TextBox 8" svg:x="5.82778in" svg:y="1.94071in" svg:width="0.5in" svg:height="1.34635in">
        <draw:text-box>
          <text:p text:style-name="a422" text:class-names="" text:cond-style-name=""><text:span text:style-name="a420" text:class-names="">{</text:span><text:span text:style-name="a421" text:class-names=""/></text:p>
        </draw:text-box>
        <svg:title/>
        <svg:desc/>
      </draw:frame>
      <draw:frame draw:id="id82" presentation:style-name="a440" draw:name="Content Placeholder 2" svg:x="0.91667in" svg:y="0.75in" svg:width="4.75in" svg:height="3.75in" presentation:class="object" presentation:placeholder="false">
        <draw:text-box>
          <text:list text:style-name="a426">
            <text:list-item>
              <text:p text:style-name="a425" text:class-names="" text:cond-style-name=""><text:span text:style-name="a424" text:class-names="">Click to edit Master text styles</text:span></text:p>
            </text:list-item>
          </text:list>
          <text:list text:style-name="a429">
            <text:list-item>
              <text:list text:style-name="a429">
                <text:list-item>
                  <text:p text:style-name="a428" text:class-names="" text:cond-style-name=""><text:span text:style-name="a427" text:class-names="">Second level</text:span></text:p>
                </text:list-item>
              </text:list>
            </text:list-item>
          </text:list>
          <text:list text:style-name="a432">
            <text:list-item>
              <text:list text:style-name="a432">
                <text:list-item>
                  <text:list text:style-name="a432">
                    <text:list-item>
                      <text:p text:style-name="a431" text:class-names="" text:cond-style-name=""><text:span text:style-name="a430" text:class-names="">Third level</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Fifth level</text:span><text:span text:style-name="a437" text:class-names=""/></text:p>
                            </text:list-item>
                          </text:list>
                        </text:list-item>
                      </text:list>
                    </text:list-item>
                  </text:list>
                </text:list-item>
              </text:list>
            </text:list-item>
          </text:list>
        </draw:text-box>
        <svg:title/>
        <svg:desc/>
      </draw:frame>
      <draw:frame draw:id="id83" presentation:style-name="a444" draw:name="Text Placeholder 3" svg:x="6.25in" svg:y="0.75in" svg:width="2.83333in" svg:height="3.75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84" presentation:style-name="a449" draw:name="Date Placeholder 14" svg:x="6.75in" svg:y="6.7309in" svg:width="2.33333in" svg:height="0.39931in" presentation:class="date-time" presentation:placeholder="false">
        <draw:text-box>
          <text:p text:style-name="a448" text:class-names="" text:cond-style-name=""><text:span text:style-name="a445" text:class-names=""><text:date text:fixed="false" style:data-style-name="a446">22-01-2018</text:date></text:span><text:span text:style-name="a447" text:class-names=""/></text:p>
        </draw:text-box>
        <svg:title/>
        <svg:desc/>
      </draw:frame>
      <draw:frame draw:id="id85" presentation:style-name="a453" draw:name="Slide Number Placeholder 15" svg:x="0.9in" svg:y="6.38889in" svg:width="2.33333in" svg:height="0.33333in" presentation:class="page-number" presentation:placeholder="false">
        <draw:text-box>
          <text:p text:style-name="a452" text:class-names="" text:cond-style-name=""><text:span text:style-name="a450" text:class-names=""><text:page-number style:num-format="1" text:fixed="false">‹#›</text:page-number></text:span><text:span text:style-name="a451" text:class-names=""/></text:p>
        </draw:text-box>
        <svg:title/>
        <svg:desc/>
      </draw:frame>
      <draw:frame draw:id="id86" presentation:style-name="a456" draw:name="Footer Placeholder 16" svg:x="0.9in" svg:y="6.7309in" svg:width="5in" svg:height="0.39931in" presentation:class="footer" presentation:placeholder="false">
        <draw:text-box>
          <text:p text:style-name="a455" text:class-names="" text:cond-style-name=""><text:span text:style-name="a454" text:class-names=""/></text:p>
        </draw:text-box>
        <svg:title/>
        <svg:desc/>
      </draw:frame>
      <draw:frame draw:id="id87" presentation:style-name="a460" draw:name="Title 17" svg:x="0.85in" svg:y="5.33333in" svg:width="8.25in" svg:height="1in" presentation:class="title" presentation:placeholder="false">
        <draw:text-box>
          <text:p text:style-name="a459" text:class-names="" text:cond-style-name=""><text:span text:style-name="a457" text:class-names="">Click to edit Master title style</text:span><text:span text:style-name="a458" text:class-names=""/></text:p>
        </draw:text-box>
        <svg:title/>
        <svg:desc/>
      </draw:frame>
    </style:master-page>
    <style:master-page style:name="Master1-Layout9-picTx-Picture-with-Caption" style:page-layout-name="pageLayout1" draw:style-name="a462">
      <draw:custom-shape svg:x="0in" svg:y="0in" svg:width="10in" svg:height="7.5in" draw:id="id88" draw:layer="Master1-bg" draw:style-name="a466" draw:name="Rectangle 9">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custom-shape svg:width="7.91844in" svg:height="6.24124in" draw:id="id89" draw:layer="Master1-bg" draw:style-name="a470" draw:transform="translate(-3.95922in -3.12062in) rotate(-5.73756) translate(5.46099in 4.25627in)" draw:name="Oval 11">
        <svg:title/>
        <svg:desc/>
        <text:p text:style-name="a468" text:class-names="" text:cond-style-name=""><text:span text:style-name="a4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90" draw:layer="Master1-bg" draw:style-name="a474" draw:transform="translate(-3.02847in -2.44994in) rotate(-5.13619) translate(2.72859in 3.72496in)" draw:name="Oval 15">
        <svg:title/>
        <svg:desc/>
        <text:p text:style-name="a472" text:class-names="" text:cond-style-name=""><text:span text:style-name="a4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91" draw:layer="Master1-bg" draw:style-name="a478" draw:transform="translate(-3.54296in -2.59993in) rotate(-5.73756) translate(7.12777in 2.72773in)" draw:name="Oval 16">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presentation:style-name="a482" draw:name="Picture Placeholder 2" svg:x="1.33333in" svg:y="0.67014in" svg:width="7.33333in" svg:height="2.78542in" presentation:class="graphic" presentation:placeholder="false">
        <draw:text-box>
          <text:p text:style-name="a481" text:class-names="" text:cond-style-name=""><text:span text:style-name="a479" text:class-names="">Click icon to add picture</text:span><text:span text:style-name="a480" text:class-names=""/></text:p>
        </draw:text-box>
        <svg:title/>
        <svg:desc/>
      </draw:frame>
      <draw:frame draw:id="id93" presentation:style-name="a486" draw:name="Text Placeholder 3" svg:x="3in" svg:y="3.7763in" svg:width="5.5in" svg:height="0.78828in" presentation:class="outline" presentation:placeholder="false">
        <draw:text-box>
          <text:list text:style-name="a485">
            <text:list-item>
              <text:p text:style-name="a484" text:class-names="" text:cond-style-name=""><text:span text:style-name="a483" text:class-names="">Click to edit Master text styles</text:span></text:p>
            </text:list-item>
          </text:list>
        </draw:text-box>
        <svg:title/>
        <svg:desc/>
      </draw:frame>
      <draw:frame draw:id="id94" draw:style-name="a490" draw:name="TextBox 8" svg:x="2.66333in" svg:y="3.64333in" svg:width="0.5in" svg:height="1.00977in">
        <draw:text-box>
          <text:p text:style-name="a489" text:class-names="" text:cond-style-name=""><text:span text:style-name="a487" text:class-names="">{</text:span><text:span text:style-name="a488" text:class-names=""/></text:p>
        </draw:text-box>
        <svg:title/>
        <svg:desc/>
      </draw:frame>
      <draw:frame draw:id="id95" presentation:style-name="a494" draw:name="Title 10" svg:x="0.85in" svg:y="5.33333in" svg:width="8.25in" svg:height="1in" presentation:class="title" presentation:placeholder="false">
        <draw:text-box>
          <text:p text:style-name="a493" text:class-names="" text:cond-style-name=""><text:span text:style-name="a491" text:class-names="">Click to edit Master title style</text:span><text:span text:style-name="a492" text:class-names=""/></text:p>
        </draw:text-box>
        <svg:title/>
        <svg:desc/>
      </draw:frame>
      <draw:frame draw:id="id96" presentation:style-name="a499" draw:name="Date Placeholder 12" svg:x="6.75in" svg:y="6.7309in" svg:width="2.33333in" svg:height="0.39931in" presentation:class="date-time" presentation:placeholder="false">
        <draw:text-box>
          <text:p text:style-name="a498" text:class-names="" text:cond-style-name=""><text:span text:style-name="a495" text:class-names=""><text:date text:fixed="false" style:data-style-name="a496">22-01-2018</text:date></text:span><text:span text:style-name="a497" text:class-names=""/></text:p>
        </draw:text-box>
        <svg:title/>
        <svg:desc/>
      </draw:frame>
      <draw:frame draw:id="id97" presentation:style-name="a503" draw:name="Slide Number Placeholder 13" svg:x="0.9in" svg:y="6.38889in" svg:width="2.33333in" svg:height="0.33333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draw:frame draw:id="id98" presentation:style-name="a506" draw:name="Footer Placeholder 14" svg:x="0.9in" svg:y="6.7309in" svg:width="5in" svg:height="0.39931in" presentation:class="footer" presentation:placeholder="false">
        <draw:text-box>
          <text:p text:style-name="a505" text:class-names="" text:cond-style-name=""><text:span text:style-name="a504" text:class-names=""/></text:p>
        </draw:text-box>
        <svg:title/>
        <svg:desc/>
      </draw:frame>
    </style:master-page>
    <style:master-page style:name="Master1-Layout10-vertTx-Title-and-Vertical-Text" style:page-layout-name="pageLayout1" draw:style-name="a508">
      <draw:custom-shape svg:x="0in" svg:y="0in" svg:width="10in" svg:height="7.5in" draw:id="id99" draw:layer="Master1-bg" draw:style-name="a512" draw:name="Rectangle 6">
        <svg:title/>
        <svg:desc/>
        <text:p text:style-name="a510" text:class-names="" text:cond-style-name=""><text:span text:style-name="a509" text:class-names=""/></text:p>
        <draw:enhanced-geometry xmlns:dr3d="urn:oasis:names:tc:opendocument:xmlns:dr3d:1.0" draw:type="non-primitive" svg:viewBox="0 0 21600 21600" draw:enhanced-path="M 0 0 L 21600 0 21600 21600 0 21600 Z N"/>
      </draw:custom-shape>
      <draw:custom-shape svg:width="7.91844in" svg:height="6.24124in" draw:id="id100" draw:layer="Master1-bg" draw:style-name="a516" draw:transform="translate(-3.95922in -3.12062in) rotate(-5.73756) translate(5.46099in 4.25627in)" draw:name="Oval 7">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101" draw:layer="Master1-bg" draw:style-name="a520" draw:transform="translate(-3.02847in -2.44994in) rotate(-5.13619) translate(2.72859in 3.72496in)" draw:name="Oval 8">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102" draw:layer="Master1-bg" draw:style-name="a524" draw:transform="translate(-3.54296in -2.59993in) rotate(-5.73756) translate(7.12777in 2.72773in)" draw:name="Oval 9">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3" presentation:style-name="a528" draw:name="Title 1" svg:x="0.85in" svg:y="5.33333in" svg:width="8.25in" svg:height="1in" presentation:class="title" presentation:placeholder="false">
        <draw:text-box>
          <text:p text:style-name="a527" text:class-names="" text:cond-style-name=""><text:span text:style-name="a525" text:class-names="">Click to edit Master title style</text:span><text:span text:style-name="a526" text:class-names=""/></text:p>
        </draw:text-box>
        <svg:title/>
        <svg:desc/>
      </draw:frame>
      <draw:frame draw:id="id104" presentation:style-name="a545" draw:name="Vertical Text Placeholder 2" svg:x="2.33333in" svg:y="0.75in" svg:width="6.33333in" svg:height="3.83333in" presentation:class="outline" presentation:placeholder="false">
        <draw:text-box>
          <text:list text:style-name="a531">
            <text:list-item>
              <text:p text:style-name="a530" text:class-names="" text:cond-style-name=""><text:span text:style-name="a529" text:class-names="">Click to edit Master text styles</text:span></text:p>
            </text:list-item>
          </text:list>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Fifth level</text:span><text:span text:style-name="a542" text:class-names=""/></text:p>
                            </text:list-item>
                          </text:list>
                        </text:list-item>
                      </text:list>
                    </text:list-item>
                  </text:list>
                </text:list-item>
              </text:list>
            </text:list-item>
          </text:list>
        </draw:text-box>
        <svg:title/>
        <svg:desc/>
      </draw:frame>
      <draw:frame draw:id="id105" presentation:style-name="a550" draw:name="Date Placeholder 3" svg:x="6.75in" svg:y="6.7309in" svg:width="2.33333in" svg:height="0.39931in" presentation:class="date-time" presentation:placeholder="false">
        <draw:text-box>
          <text:p text:style-name="a549" text:class-names="" text:cond-style-name=""><text:span text:style-name="a546" text:class-names=""><text:date text:fixed="false" style:data-style-name="a547">22-01-2018</text:date></text:span><text:span text:style-name="a548" text:class-names=""/></text:p>
        </draw:text-box>
        <svg:title/>
        <svg:desc/>
      </draw:frame>
      <draw:frame draw:id="id106" presentation:style-name="a553" draw:name="Footer Placeholder 4" svg:x="0.9in" svg:y="6.7309in" svg:width="5in" svg:height="0.39931in" presentation:class="footer" presentation:placeholder="false">
        <draw:text-box>
          <text:p text:style-name="a552" text:class-names="" text:cond-style-name=""><text:span text:style-name="a551" text:class-names=""/></text:p>
        </draw:text-box>
        <svg:title/>
        <svg:desc/>
      </draw:frame>
      <draw:frame draw:id="id107" presentation:style-name="a557" draw:name="Slide Number Placeholder 5" svg:x="0.9in" svg:y="6.38889in" svg:width="2.33333in" svg:height="0.33333in" presentation:class="page-number" presentation:placeholder="false">
        <draw:text-box>
          <text:p text:style-name="a556" text:class-names="" text:cond-style-name=""><text:span text:style-name="a554" text:class-names=""><text:page-number style:num-format="1" text:fixed="false">‹#›</text:page-number></text:span><text:span text:style-name="a555" text:class-names=""/></text:p>
        </draw:text-box>
        <svg:title/>
        <svg:desc/>
      </draw:frame>
    </style:master-page>
    <style:master-page style:name="Master1-Layout11-vertTitleAndTx-Vertical-Title-and-Text" style:page-layout-name="pageLayout1" draw:style-name="a559">
      <draw:custom-shape svg:x="0in" svg:y="0in" svg:width="10in" svg:height="7.5in" draw:id="id108" draw:layer="Master1-bg" draw:style-name="a563" draw:name="Rectangle 6">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width="7.91844in" svg:height="6.24124in" draw:id="id109" draw:layer="Master1-bg" draw:style-name="a567" draw:transform="translate(-3.95922in -3.12062in) rotate(-5.73756) translate(5.46099in 4.25627in)" draw:name="Oval 7">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6.05695in" svg:height="4.89989in" draw:id="id110" draw:layer="Master1-bg" draw:style-name="a571" draw:transform="translate(-3.02847in -2.44994in) rotate(-5.13619) translate(2.72859in 3.72496in)" draw:name="Oval 8">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7.08592in" svg:height="5.19987in" draw:id="id111" draw:layer="Master1-bg" draw:style-name="a575" draw:transform="translate(-3.54296in -2.59993in) rotate(-5.73756) translate(7.12777in 2.72773in)" draw:name="Oval 9">
        <svg:title/>
        <svg:desc/>
        <text:p text:style-name="a573" text:class-names="" text:cond-style-name=""><text:span text:style-name="a5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2" presentation:style-name="a579" draw:name="Vertical Title 1" svg:x="0.66667in" svg:y="0.66667in" svg:width="2.33333in" svg:height="5.66667in" presentation:class="title" presentation:placeholder="false">
        <draw:text-box>
          <text:p text:style-name="a578" text:class-names="" text:cond-style-name=""><text:span text:style-name="a576" text:class-names="">Click to edit Master title style</text:span><text:span text:style-name="a577" text:class-names=""/></text:p>
        </draw:text-box>
        <svg:title/>
        <svg:desc/>
      </draw:frame>
      <draw:frame draw:id="id113" presentation:style-name="a596" draw:name="Vertical Text Placeholder 2" svg:x="3.16667in" svg:y="0.75in" svg:width="5.5in" svg:height="5in" presentation:class="outline" presentation:placeholder="false">
        <draw:text-box>
          <text:list text:style-name="a582">
            <text:list-item>
              <text:p text:style-name="a581" text:class-names="" text:cond-style-name=""><text:span text:style-name="a580" text:class-names="">Click to edit Master text styles</text:span></text:p>
            </text:list-item>
          </text:list>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Fifth level</text:span><text:span text:style-name="a593" text:class-names=""/></text:p>
                            </text:list-item>
                          </text:list>
                        </text:list-item>
                      </text:list>
                    </text:list-item>
                  </text:list>
                </text:list-item>
              </text:list>
            </text:list-item>
          </text:list>
        </draw:text-box>
        <svg:title/>
        <svg:desc/>
      </draw:frame>
      <draw:frame draw:id="id114" presentation:style-name="a601" draw:name="Date Placeholder 3" svg:x="6.75in" svg:y="6.7309in" svg:width="2.33333in" svg:height="0.39931in" presentation:class="date-time" presentation:placeholder="false">
        <draw:text-box>
          <text:p text:style-name="a600" text:class-names="" text:cond-style-name=""><text:span text:style-name="a597" text:class-names=""><text:date text:fixed="false" style:data-style-name="a598">22-01-2018</text:date></text:span><text:span text:style-name="a599" text:class-names=""/></text:p>
        </draw:text-box>
        <svg:title/>
        <svg:desc/>
      </draw:frame>
      <draw:frame draw:id="id115" presentation:style-name="a604" draw:name="Footer Placeholder 4" svg:x="0.9in" svg:y="6.7309in" svg:width="5in" svg:height="0.39931in" presentation:class="footer" presentation:placeholder="false">
        <draw:text-box>
          <text:p text:style-name="a603" text:class-names="" text:cond-style-name=""><text:span text:style-name="a602" text:class-names=""/></text:p>
        </draw:text-box>
        <svg:title/>
        <svg:desc/>
      </draw:frame>
      <draw:frame draw:id="id116" presentation:style-name="a608" draw:name="Slide Number Placeholder 5" svg:x="0.9in" svg:y="6.38889in" svg:width="2.33333in" svg:height="0.33333in" presentation:class="page-number" presentation:placeholder="false">
        <draw:text-box>
          <text:p text:style-name="a607" text:class-names="" text:cond-style-name=""><text:span text:style-name="a605" text:class-names=""><text:page-number style:num-format="1" text:fixed="false">‹#›</text:page-number></text:span><text:span text:style-name="a60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Elcot</meta:initial-creator>
    <dc:creator>Elcot</dc:creator>
    <meta:creation-date>2018-01-21T16:49:29Z</meta:creation-date>
    <dc:date>2018-01-22T02:15:42Z</dc:date>
    <meta:template xlink:href="Elemental" xlink:type="simple"/>
    <meta:editing-cycles>16</meta:editing-cycles>
    <meta:editing-duration>PT16507S</meta:editing-duration>
    <meta:document-statistic meta:paragraph-count="12" meta:word-count="29"/>
  </office:meta>
</office:document-meta>
</file>